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f6d80e" loext:opacity="100%" style:text-line-through-style="none" style:text-line-through-type="none" fo:font-size="24pt" fo:font-style="italic" style:text-underline-style="solid" style:text-underline-width="auto" style:text-underline-color="font-color" fo:font-weight="bold" officeooo:rsid="0013d901" officeooo:paragraph-rsid="0013d901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text-properties fo:color="#ff0000" loext:opacity="100%" officeooo:rsid="0013d901" officeooo:paragraph-rsid="001f5ef5"/>
    </style:style>
    <style:style style:name="P3" style:family="paragraph" style:parent-style-name="Standard">
      <style:text-properties fo:color="#ff0000" loext:opacity="100%" officeooo:rsid="0013d901" officeooo:paragraph-rsid="005057c1"/>
    </style:style>
    <style:style style:name="P4" style:family="paragraph" style:parent-style-name="Standard">
      <style:text-properties fo:color="#ff0000" loext:opacity="100%" officeooo:rsid="0013d901" officeooo:paragraph-rsid="006ad8a8"/>
    </style:style>
    <style:style style:name="P5" style:family="paragraph" style:parent-style-name="Standard">
      <style:text-properties fo:color="#ff0000" loext:opacity="100%" officeooo:rsid="0013d901" officeooo:paragraph-rsid="008da548"/>
    </style:style>
    <style:style style:name="P6" style:family="paragraph" style:parent-style-name="Standard">
      <style:text-properties fo:color="#ff0000" loext:opacity="100%" officeooo:rsid="0013d901" officeooo:paragraph-rsid="00a8b9e6"/>
    </style:style>
    <style:style style:name="P7" style:family="paragraph" style:parent-style-name="Standard">
      <style:text-properties fo:color="#ff0000" loext:opacity="100%" style:text-underline-style="solid" style:text-underline-width="auto" style:text-underline-color="font-color" officeooo:rsid="0014fb2b" officeooo:paragraph-rsid="008d5ec2"/>
    </style:style>
    <style:style style:name="P8" style:family="paragraph" style:parent-style-name="Standard">
      <style:text-properties fo:color="#ff0000" loext:opacity="100%" style:text-underline-style="solid" style:text-underline-width="auto" style:text-underline-color="font-color" officeooo:rsid="0014fb2b" officeooo:paragraph-rsid="008e0b15"/>
    </style:style>
    <style:style style:name="P9" style:family="paragraph" style:parent-style-name="Standard">
      <style:text-properties fo:color="#000000" loext:opacity="100%" officeooo:rsid="0013d901" officeooo:paragraph-rsid="0013d901"/>
    </style:style>
    <style:style style:name="P10" style:family="paragraph" style:parent-style-name="Standard">
      <style:text-properties fo:color="#000000" loext:opacity="100%" fo:font-style="normal" officeooo:rsid="0013d901" officeooo:paragraph-rsid="0013d901" style:font-style-asian="normal" style:font-style-complex="normal"/>
    </style:style>
    <style:style style:name="P11" style:family="paragraph" style:parent-style-name="Standard">
      <style:text-properties fo:color="#000000" loext:opacity="100%" fo:font-style="normal" officeooo:rsid="0013d901" officeooo:paragraph-rsid="0034fd6d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tyle="normal" officeooo:rsid="00bf161b" officeooo:paragraph-rsid="00bf161b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tyle="normal" officeooo:rsid="00c8fe8a" officeooo:paragraph-rsid="00c8fe8a" style:font-style-asian="normal" style:font-style-complex="normal"/>
    </style:style>
    <style:style style:name="P14" style:family="paragraph" style:parent-style-name="Standard">
      <style:text-properties fo:color="#000000" loext:opacity="100%" fo:font-style="italic" style:text-underline-style="none" officeooo:rsid="001f51fc" officeooo:paragraph-rsid="001f5ef5" style:font-style-asian="italic" style:font-style-complex="italic"/>
    </style:style>
    <style:style style:name="P15" style:family="paragraph" style:parent-style-name="Standard">
      <style:text-properties fo:color="#000000" loext:opacity="100%" officeooo:rsid="00ba7da9" officeooo:paragraph-rsid="00ba7da9"/>
    </style:style>
    <style:style style:name="P16" style:family="paragraph" style:parent-style-name="Standard">
      <style:text-properties fo:color="#3465a4" loext:opacity="100%" officeooo:rsid="0013d901" officeooo:paragraph-rsid="0013d901"/>
    </style:style>
    <style:style style:name="P17" style:family="paragraph" style:parent-style-name="Standard">
      <style:text-properties fo:color="#3465a4" loext:opacity="100%" fo:font-style="italic" style:text-underline-style="none" officeooo:rsid="002040c2" officeooo:paragraph-rsid="0014fb2b" style:font-style-asian="italic" style:font-style-complex="italic"/>
    </style:style>
    <style:style style:name="P18" style:family="paragraph" style:parent-style-name="Standard">
      <style:paragraph-properties fo:text-align="center" style:justify-single-word="false"/>
      <style:text-properties fo:color="#3465a4" loext:opacity="100%" fo:font-style="italic" style:text-underline-style="none" officeooo:rsid="00a4f335" officeooo:paragraph-rsid="00a4f335" style:font-style-asian="italic" style:font-style-complex="italic"/>
    </style:style>
    <style:style style:name="P19" style:family="paragraph" style:parent-style-name="Standard">
      <style:paragraph-properties fo:text-align="center" style:justify-single-word="false"/>
      <style:text-properties fo:color="#3465a4" loext:opacity="100%" fo:font-style="italic" officeooo:rsid="00ab6a8d" officeooo:paragraph-rsid="00ab6a8d" style:font-style-asian="italic" style:font-style-complex="italic"/>
    </style:style>
    <style:style style:name="P20" style:family="paragraph" style:parent-style-name="Standard">
      <style:paragraph-properties fo:text-align="center" style:justify-single-word="false"/>
      <style:text-properties fo:color="#3465a4" loext:opacity="100%" fo:font-style="italic" officeooo:rsid="00ab6a8d" officeooo:paragraph-rsid="00b641b6" style:font-style-asian="italic" style:font-style-complex="italic"/>
    </style:style>
    <style:style style:name="P21" style:family="paragraph" style:parent-style-name="Standard">
      <style:paragraph-properties fo:text-align="center" style:justify-single-word="false"/>
      <style:text-properties fo:color="#3465a4" loext:opacity="100%" fo:font-style="italic" officeooo:rsid="00ab6a8d" officeooo:paragraph-rsid="00beec9b" style:font-style-asian="italic" style:font-style-complex="italic"/>
    </style:style>
    <style:style style:name="P22" style:family="paragraph" style:parent-style-name="Standard">
      <style:paragraph-properties fo:text-align="center" style:justify-single-word="false"/>
      <style:text-properties fo:color="#3465a4" loext:opacity="100%" fo:font-style="italic" officeooo:rsid="00ab6a8d" officeooo:paragraph-rsid="00c1a566" style:font-style-asian="italic" style:font-style-complex="italic"/>
    </style:style>
    <style:style style:name="P23" style:family="paragraph" style:parent-style-name="Standard">
      <style:paragraph-properties fo:text-align="start" style:justify-single-word="false"/>
      <style:text-properties fo:color="#3465a4" loext:opacity="100%" fo:font-style="italic" officeooo:rsid="00ab6a8d" officeooo:paragraph-rsid="00b641b6" style:font-style-asian="italic" style:font-style-complex="italic"/>
    </style:style>
    <style:style style:name="P24" style:family="paragraph" style:parent-style-name="Standard">
      <style:paragraph-properties fo:text-align="start" style:justify-single-word="false"/>
      <style:text-properties fo:color="#3465a4" loext:opacity="100%" fo:font-style="italic" officeooo:rsid="00ab6a8d" officeooo:paragraph-rsid="00beec9b" style:font-style-asian="italic" style:font-style-complex="italic"/>
    </style:style>
    <style:style style:name="P25" style:family="paragraph" style:parent-style-name="Standard">
      <style:paragraph-properties fo:text-align="center" style:justify-single-word="false"/>
      <style:text-properties fo:color="#3465a4" loext:opacity="100%" fo:font-style="italic" officeooo:rsid="00c8f502" officeooo:paragraph-rsid="00c8f502" style:font-style-asian="italic" style:font-style-complex="italic"/>
    </style:style>
    <style:style style:name="P26" style:family="paragraph" style:parent-style-name="Standard">
      <style:paragraph-properties fo:text-align="start" style:justify-single-word="false"/>
      <style:text-properties fo:color="#3465a4" loext:opacity="100%" fo:font-style="italic" officeooo:rsid="00c8f502" officeooo:paragraph-rsid="00c8f502" style:font-style-asian="italic" style:font-style-complex="italic"/>
    </style:style>
    <style:style style:name="P27" style:family="paragraph" style:parent-style-name="Standard">
      <style:paragraph-properties fo:text-align="center" style:justify-single-word="false"/>
      <style:text-properties fo:color="#00a933" loext:opacity="100%" fo:font-size="18pt" style:text-underline-style="solid" style:text-underline-width="auto" style:text-underline-color="font-color" officeooo:rsid="009170c0" officeooo:paragraph-rsid="009170c0" style:font-size-asian="18pt" style:font-size-complex="18pt"/>
    </style:style>
    <style:style style:name="P28" style:family="paragraph" style:parent-style-name="Standard">
      <style:paragraph-properties fo:text-align="center" style:justify-single-word="false"/>
      <style:text-properties fo:color="#00a933" loext:opacity="100%" fo:font-size="18pt" style:text-underline-style="solid" style:text-underline-width="auto" style:text-underline-color="font-color" officeooo:rsid="009170c0" officeooo:paragraph-rsid="009291f8" style:font-size-asian="18pt" style:font-size-complex="18pt"/>
    </style:style>
    <style:style style:name="P29" style:family="paragraph" style:parent-style-name="Standard">
      <style:text-properties fo:color="#ff0000" loext:opacity="100%" style:text-underline-style="solid" style:text-underline-width="auto" style:text-underline-color="font-color" officeooo:rsid="0013d901" officeooo:paragraph-rsid="001f5ef5"/>
    </style:style>
    <style:style style:name="P30" style:family="paragraph" style:parent-style-name="Standard">
      <style:text-properties fo:color="#ff0000" loext:opacity="100%" style:text-underline-style="none" officeooo:rsid="004a59b2" officeooo:paragraph-rsid="00a8b9e6"/>
    </style:style>
    <style:style style:name="P31" style:family="paragraph" style:parent-style-name="Standard">
      <style:text-properties fo:color="#ff0000" loext:opacity="100%" style:text-underline-style="none" officeooo:rsid="004a59b2" officeooo:paragraph-rsid="006ad8a8"/>
    </style:style>
    <style:style style:name="P32" style:family="paragraph" style:parent-style-name="Standard" style:list-style-name="L1">
      <style:paragraph-properties fo:text-align="start" style:justify-single-word="false"/>
      <style:text-properties fo:color="#000000" loext:opacity="100%" officeooo:rsid="0016e88a" officeooo:paragraph-rsid="0016e88a"/>
    </style:style>
    <style:style style:name="P33" style:family="paragraph" style:parent-style-name="Standard" style:list-style-name="L1">
      <style:paragraph-properties fo:text-align="start" style:justify-single-word="false"/>
      <style:text-properties fo:color="#000000" loext:opacity="100%" officeooo:rsid="0018a8d4" officeooo:paragraph-rsid="0018a8d4"/>
    </style:style>
    <style:style style:name="P34" style:family="paragraph" style:parent-style-name="Standard" style:list-style-name="L1">
      <style:paragraph-properties fo:text-align="start" style:justify-single-word="false"/>
      <style:text-properties fo:color="#000000" loext:opacity="100%" officeooo:rsid="001a0f5b" officeooo:paragraph-rsid="0018a8d4"/>
    </style:style>
    <style:style style:name="P35" style:family="paragraph" style:parent-style-name="Standard" style:list-style-name="L2">
      <style:text-properties fo:color="#000000" loext:opacity="100%" fo:font-style="normal" style:text-underline-style="none" officeooo:rsid="00212a34" officeooo:paragraph-rsid="00212a34" style:font-style-asian="normal" style:font-style-complex="normal"/>
    </style:style>
    <style:style style:name="P36" style:family="paragraph" style:parent-style-name="Standard" style:list-style-name="L8">
      <style:text-properties fo:color="#000000" loext:opacity="100%" fo:font-style="normal" style:text-underline-style="none" officeooo:rsid="0065fe6c" officeooo:paragraph-rsid="0065fe6c" style:font-style-asian="normal" style:font-style-complex="normal"/>
    </style:style>
    <style:style style:name="P37" style:family="paragraph" style:parent-style-name="Standard" style:list-style-name="L10">
      <style:text-properties fo:color="#000000" loext:opacity="100%" fo:font-style="normal" style:text-underline-style="none" officeooo:rsid="0097ff69" officeooo:paragraph-rsid="0097ff69" style:font-style-asian="normal" style:font-style-complex="normal"/>
    </style:style>
    <style:style style:name="P38" style:family="paragraph" style:parent-style-name="Standard" style:list-style-name="L3">
      <style:text-properties fo:color="#000000" loext:opacity="100%" fo:font-style="normal" officeooo:rsid="002329fb" officeooo:paragraph-rsid="002329fb" style:font-style-asian="normal" style:font-style-complex="normal"/>
    </style:style>
    <style:style style:name="P39" style:family="paragraph" style:parent-style-name="Standard" style:list-style-name="L3">
      <style:text-properties fo:color="#000000" loext:opacity="100%" fo:font-style="normal" officeooo:rsid="0025bbd2" officeooo:paragraph-rsid="0025bbd2" style:font-style-asian="normal" style:font-style-complex="normal"/>
    </style:style>
    <style:style style:name="P40" style:family="paragraph" style:parent-style-name="Standard" style:list-style-name="L3">
      <style:text-properties fo:color="#000000" loext:opacity="100%" fo:font-style="normal" officeooo:rsid="0034fd6d" officeooo:paragraph-rsid="0034fd6d" style:font-style-asian="normal" style:font-style-complex="normal"/>
    </style:style>
    <style:style style:name="P41" style:family="paragraph" style:parent-style-name="Standard" style:list-style-name="L3">
      <style:text-properties fo:color="#000000" loext:opacity="100%" fo:font-style="normal" officeooo:rsid="0035b1af" officeooo:paragraph-rsid="0035b1af" style:font-style-asian="normal" style:font-style-complex="normal"/>
    </style:style>
    <style:style style:name="P42" style:family="paragraph" style:parent-style-name="Standard" style:list-style-name="L5">
      <style:text-properties fo:color="#000000" loext:opacity="100%" fo:font-style="normal" officeooo:rsid="00385c7c" officeooo:paragraph-rsid="00385c7c" style:font-style-asian="normal" style:font-style-complex="normal"/>
    </style:style>
    <style:style style:name="P43" style:family="paragraph" style:parent-style-name="Standard" style:list-style-name="L5">
      <style:text-properties fo:color="#000000" loext:opacity="100%" fo:font-style="normal" officeooo:rsid="00388a92" officeooo:paragraph-rsid="00388a92" style:font-style-asian="normal" style:font-style-complex="normal"/>
    </style:style>
    <style:style style:name="P44" style:family="paragraph" style:parent-style-name="Standard" style:list-style-name="L5">
      <style:text-properties fo:color="#000000" loext:opacity="100%" fo:font-style="normal" officeooo:rsid="00394391" officeooo:paragraph-rsid="00394391" style:font-style-asian="normal" style:font-style-complex="normal"/>
    </style:style>
    <style:style style:name="P45" style:family="paragraph" style:parent-style-name="Standard" style:list-style-name="L5">
      <style:text-properties fo:color="#000000" loext:opacity="100%" fo:font-style="normal" officeooo:rsid="0039f219" officeooo:paragraph-rsid="0039f219" style:font-style-asian="normal" style:font-style-complex="normal"/>
    </style:style>
    <style:style style:name="P46" style:family="paragraph" style:parent-style-name="Standard" style:list-style-name="L5">
      <style:text-properties fo:color="#000000" loext:opacity="100%" fo:font-style="normal" officeooo:rsid="003b1972" officeooo:paragraph-rsid="003b1972" style:font-style-asian="normal" style:font-style-complex="normal"/>
    </style:style>
    <style:style style:name="P47" style:family="paragraph" style:parent-style-name="Standard" style:list-style-name="L5">
      <style:text-properties fo:color="#000000" loext:opacity="100%" fo:font-style="normal" officeooo:rsid="0041c92e" officeooo:paragraph-rsid="0041c92e" style:font-style-asian="normal" style:font-style-complex="normal"/>
    </style:style>
    <style:style style:name="P48" style:family="paragraph" style:parent-style-name="Standard" style:list-style-name="L5">
      <style:text-properties fo:color="#000000" loext:opacity="100%" fo:font-style="normal" officeooo:rsid="0043814c" officeooo:paragraph-rsid="0043814c" style:font-style-asian="normal" style:font-style-complex="normal"/>
    </style:style>
    <style:style style:name="P49" style:family="paragraph" style:parent-style-name="Standard" style:list-style-name="L5">
      <style:text-properties fo:color="#000000" loext:opacity="100%" fo:font-style="normal" officeooo:rsid="00449445" officeooo:paragraph-rsid="00449445" style:font-style-asian="normal" style:font-style-complex="normal"/>
    </style:style>
    <style:style style:name="P50" style:family="paragraph" style:parent-style-name="Standard" style:list-style-name="L8">
      <style:text-properties fo:color="#000000" loext:opacity="100%" fo:font-style="normal" officeooo:rsid="0064a4b2" officeooo:paragraph-rsid="0064a4b2" style:font-style-asian="normal" style:font-style-complex="normal"/>
    </style:style>
    <style:style style:name="P51" style:family="paragraph" style:parent-style-name="Standard" style:list-style-name="L10">
      <style:text-properties fo:color="#000000" loext:opacity="100%" fo:font-style="normal" officeooo:rsid="00941e82" officeooo:paragraph-rsid="00941e82" style:font-style-asian="normal" style:font-style-complex="normal"/>
    </style:style>
    <style:style style:name="P52" style:family="paragraph" style:parent-style-name="Standard" style:list-style-name="L10">
      <style:text-properties fo:color="#000000" loext:opacity="100%" fo:font-style="normal" officeooo:rsid="00961355" officeooo:paragraph-rsid="00961355" style:font-style-asian="normal" style:font-style-complex="normal"/>
    </style:style>
    <style:style style:name="P53" style:family="paragraph" style:parent-style-name="Standard" style:list-style-name="L24">
      <style:paragraph-properties fo:text-align="start" style:justify-single-word="false"/>
      <style:text-properties fo:color="#000000" loext:opacity="100%" fo:font-style="normal" officeooo:rsid="00bf161b" officeooo:paragraph-rsid="00bf161b" style:font-style-asian="normal" style:font-style-complex="normal"/>
    </style:style>
    <style:style style:name="P54" style:family="paragraph" style:parent-style-name="Standard" style:list-style-name="L24">
      <style:paragraph-properties fo:text-align="start" style:justify-single-word="false"/>
      <style:text-properties fo:color="#000000" loext:opacity="100%" fo:font-style="normal" officeooo:rsid="00c09eb5" officeooo:paragraph-rsid="00c09eb5" style:font-style-asian="normal" style:font-style-complex="normal"/>
    </style:style>
    <style:style style:name="P55" style:family="paragraph" style:parent-style-name="Standard" style:list-style-name="L30">
      <style:paragraph-properties fo:text-align="start" style:justify-single-word="false"/>
      <style:text-properties fo:color="#000000" loext:opacity="100%" fo:font-style="normal" officeooo:rsid="00c8fe8a" officeooo:paragraph-rsid="00c8fe8a" style:font-style-asian="normal" style:font-style-complex="normal"/>
    </style:style>
    <style:style style:name="P56" style:family="paragraph" style:parent-style-name="Standard" style:list-style-name="L31">
      <style:paragraph-properties fo:text-align="start" style:justify-single-word="false"/>
      <style:text-properties fo:color="#000000" loext:opacity="100%" fo:font-style="normal" officeooo:rsid="00cac66a" officeooo:paragraph-rsid="00cac66a" style:font-style-asian="normal" style:font-style-complex="normal"/>
    </style:style>
    <style:style style:name="P57" style:family="paragraph" style:parent-style-name="Standard" style:list-style-name="L32">
      <style:paragraph-properties fo:text-align="start" style:justify-single-word="false"/>
      <style:text-properties fo:color="#000000" loext:opacity="100%" fo:font-style="normal" officeooo:rsid="00cdc885" officeooo:paragraph-rsid="00cdc885" style:font-style-asian="normal" style:font-style-complex="normal"/>
    </style:style>
    <style:style style:name="P58" style:family="paragraph" style:parent-style-name="Standard" style:list-style-name="L33">
      <style:paragraph-properties fo:text-align="start" style:justify-single-word="false"/>
      <style:text-properties fo:color="#000000" loext:opacity="100%" fo:font-style="normal" officeooo:rsid="00cf7d31" officeooo:paragraph-rsid="00cf7d31" style:font-style-asian="normal" style:font-style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fo:font-style="normal" officeooo:rsid="00cf7d31" officeooo:paragraph-rsid="00cf7d31" style:font-style-asian="normal" style:font-style-complex="normal"/>
    </style:style>
    <style:style style:name="P60" style:family="paragraph" style:parent-style-name="Standard" style:list-style-name="L34">
      <style:paragraph-properties fo:text-align="start" style:justify-single-word="false"/>
      <style:text-properties fo:color="#000000" loext:opacity="100%" fo:font-style="normal" officeooo:rsid="00d2a5e8" officeooo:paragraph-rsid="00d2a5e8" style:font-style-asian="normal" style:font-style-complex="normal"/>
    </style:style>
    <style:style style:name="P61" style:family="paragraph" style:parent-style-name="Standard" style:list-style-name="L34">
      <style:paragraph-properties fo:text-align="start" style:justify-single-word="false"/>
      <style:text-properties fo:color="#000000" loext:opacity="100%" fo:font-style="normal" officeooo:rsid="00d450bd" officeooo:paragraph-rsid="00d450bd" style:font-style-asian="normal" style:font-style-complex="normal"/>
    </style:style>
    <style:style style:name="P62" style:family="paragraph" style:parent-style-name="Standard" style:list-style-name="L34">
      <style:paragraph-properties fo:text-align="start" style:justify-single-word="false"/>
      <style:text-properties fo:color="#000000" loext:opacity="100%" fo:font-style="normal" officeooo:rsid="00d61edf" officeooo:paragraph-rsid="00d61edf" style:font-style-asian="normal" style:font-style-complex="normal"/>
    </style:style>
    <style:style style:name="P63" style:family="paragraph" style:parent-style-name="Standard" style:list-style-name="L34">
      <style:paragraph-properties fo:text-align="start" style:justify-single-word="false"/>
      <style:text-properties fo:color="#000000" loext:opacity="100%" fo:font-style="normal" officeooo:rsid="00d79476" officeooo:paragraph-rsid="00d79476" style:font-style-asian="normal" style:font-style-complex="normal"/>
    </style:style>
    <style:style style:name="P64" style:family="paragraph" style:parent-style-name="Standard" style:list-style-name="L34">
      <style:paragraph-properties fo:text-align="start" style:justify-single-word="false"/>
      <style:text-properties fo:color="#000000" loext:opacity="100%" fo:font-style="normal" officeooo:rsid="00d893cd" officeooo:paragraph-rsid="00d893cd" style:font-style-asian="normal" style:font-style-complex="normal"/>
    </style:style>
    <style:style style:name="P65" style:family="paragraph" style:parent-style-name="Standard" style:list-style-name="L34">
      <style:paragraph-properties fo:text-align="start" style:justify-single-word="false"/>
      <style:text-properties fo:color="#000000" loext:opacity="100%" fo:font-style="normal" officeooo:rsid="00da0f76" officeooo:paragraph-rsid="00da0f76" style:font-style-asian="normal" style:font-style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fo:font-style="normal" officeooo:rsid="00da0f76" officeooo:paragraph-rsid="00df5fff" style:font-style-asian="normal" style:font-style-complex="normal"/>
    </style:style>
    <style:style style:name="P67" style:family="paragraph" style:parent-style-name="Standard" style:list-style-name="L34">
      <style:paragraph-properties fo:text-align="start" style:justify-single-word="false"/>
      <style:text-properties fo:color="#000000" loext:opacity="100%" fo:font-style="normal" officeooo:rsid="00df5fff" officeooo:paragraph-rsid="00df5fff" style:font-style-asian="normal" style:font-style-complex="normal"/>
    </style:style>
    <style:style style:name="P68" style:family="paragraph" style:parent-style-name="Standard" style:list-style-name="L35">
      <style:paragraph-properties fo:text-align="start" style:justify-single-word="false"/>
      <style:text-properties fo:color="#000000" loext:opacity="100%" fo:font-style="normal" officeooo:rsid="00e20887" officeooo:paragraph-rsid="00e20887" style:font-style-asian="normal" style:font-style-complex="normal"/>
    </style:style>
    <style:style style:name="P69" style:family="paragraph" style:parent-style-name="Standard" style:list-style-name="L35">
      <style:paragraph-properties fo:text-align="start" style:justify-single-word="false"/>
      <style:text-properties fo:color="#000000" loext:opacity="100%" fo:font-style="normal" officeooo:rsid="00e26143" officeooo:paragraph-rsid="00e26143" style:font-style-asian="normal" style:font-style-complex="normal"/>
    </style:style>
    <style:style style:name="P70" style:family="paragraph" style:parent-style-name="Standard" style:list-style-name="L35">
      <style:paragraph-properties fo:text-align="start" style:justify-single-word="false"/>
      <style:text-properties fo:color="#000000" loext:opacity="100%" fo:font-style="normal" officeooo:rsid="00e282a4" officeooo:paragraph-rsid="00e282a4" style:font-style-asian="normal" style:font-style-complex="normal"/>
    </style:style>
    <style:style style:name="P71" style:family="paragraph" style:parent-style-name="Standard" style:list-style-name="L35">
      <style:paragraph-properties fo:text-align="start" style:justify-single-word="false"/>
      <style:text-properties fo:color="#000000" loext:opacity="100%" fo:font-style="normal" officeooo:rsid="00e42863" officeooo:paragraph-rsid="00e42863" style:font-style-asian="normal" style:font-style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fo:font-style="normal" officeooo:rsid="00e42863" officeooo:paragraph-rsid="00e42863" style:font-style-asian="normal" style:font-style-complex="normal"/>
    </style:style>
    <style:style style:name="P73" style:family="paragraph" style:parent-style-name="Standard" style:list-style-name="L36">
      <style:paragraph-properties fo:text-align="start" style:justify-single-word="false"/>
      <style:text-properties fo:color="#000000" loext:opacity="100%" fo:font-style="normal" officeooo:rsid="00e6dafc" officeooo:paragraph-rsid="00e6dafc" style:font-style-asian="normal" style:font-style-complex="normal"/>
    </style:style>
    <style:style style:name="P74" style:family="paragraph" style:parent-style-name="Standard" style:list-style-name="L36">
      <style:paragraph-properties fo:text-align="start" style:justify-single-word="false"/>
      <style:text-properties fo:color="#000000" loext:opacity="100%" fo:font-style="normal" officeooo:rsid="00e741e2" officeooo:paragraph-rsid="00e741e2" style:font-style-asian="normal" style:font-style-complex="normal"/>
    </style:style>
    <style:style style:name="P75" style:family="paragraph" style:parent-style-name="Standard" style:list-style-name="L37">
      <style:paragraph-properties fo:text-align="start" style:justify-single-word="false"/>
      <style:text-properties fo:color="#000000" loext:opacity="100%" fo:font-style="normal" officeooo:rsid="00ee274f" officeooo:paragraph-rsid="00ee274f" style:font-style-asian="normal" style:font-style-complex="normal"/>
    </style:style>
    <style:style style:name="P76" style:family="paragraph" style:parent-style-name="Standard" style:list-style-name="L37">
      <style:paragraph-properties fo:text-align="start" style:justify-single-word="false"/>
      <style:text-properties fo:color="#000000" loext:opacity="100%" fo:font-style="normal" officeooo:rsid="00efdd0d" officeooo:paragraph-rsid="00efdd0d" style:font-style-asian="normal" style:font-style-complex="normal"/>
    </style:style>
    <style:style style:name="P77" style:family="paragraph" style:parent-style-name="Standard" style:list-style-name="L38">
      <style:paragraph-properties fo:text-align="start" style:justify-single-word="false"/>
      <style:text-properties fo:color="#000000" loext:opacity="100%" fo:font-style="normal" officeooo:rsid="00f4ab52" officeooo:paragraph-rsid="00f4ab52" style:font-style-asian="normal" style:font-style-complex="normal"/>
    </style:style>
    <style:style style:name="P78" style:family="paragraph" style:parent-style-name="Standard" style:list-style-name="L38">
      <style:paragraph-properties fo:text-align="start" style:justify-single-word="false"/>
      <style:text-properties fo:color="#000000" loext:opacity="100%" fo:font-style="normal" officeooo:rsid="00f66b6d" officeooo:paragraph-rsid="00f66b6d" style:font-style-asian="normal" style:font-style-complex="normal"/>
    </style:style>
    <style:style style:name="P79" style:family="paragraph" style:parent-style-name="Standard" style:list-style-name="L38">
      <style:paragraph-properties fo:text-align="start" style:justify-single-word="false"/>
      <style:text-properties fo:color="#000000" loext:opacity="100%" fo:font-style="normal" officeooo:rsid="00f6e2f9" officeooo:paragraph-rsid="00f6e2f9" style:font-style-asian="normal" style:font-style-complex="normal"/>
    </style:style>
    <style:style style:name="P80" style:family="paragraph" style:parent-style-name="Standard" style:list-style-name="L38">
      <style:paragraph-properties fo:text-align="start" style:justify-single-word="false"/>
      <style:text-properties fo:color="#000000" loext:opacity="100%" fo:font-style="normal" officeooo:rsid="00f83463" officeooo:paragraph-rsid="00f83463" style:font-style-asian="normal" style:font-style-complex="normal"/>
    </style:style>
    <style:style style:name="P81" style:family="paragraph" style:parent-style-name="Standard" style:list-style-name="L38">
      <style:paragraph-properties fo:text-align="start" style:justify-single-word="false"/>
      <style:text-properties fo:color="#000000" loext:opacity="100%" fo:font-style="normal" officeooo:rsid="00f89c74" officeooo:paragraph-rsid="00f89c74" style:font-style-asian="normal" style:font-style-complex="normal"/>
    </style:style>
    <style:style style:name="P82" style:family="paragraph" style:parent-style-name="Standard" style:list-style-name="L4">
      <style:text-properties fo:color="#000000" loext:opacity="100%" fo:font-style="italic" officeooo:rsid="00371a62" officeooo:paragraph-rsid="00371a62" style:font-style-asian="italic" style:font-style-complex="italic"/>
    </style:style>
    <style:style style:name="P83" style:family="paragraph" style:parent-style-name="Standard" style:list-style-name="L6">
      <style:text-properties fo:color="#000000" loext:opacity="100%" officeooo:rsid="004a7f72" officeooo:paragraph-rsid="004a7f72"/>
    </style:style>
    <style:style style:name="P84" style:family="paragraph" style:parent-style-name="Standard" style:list-style-name="L6">
      <style:text-properties fo:color="#000000" loext:opacity="100%" officeooo:rsid="004b47a5" officeooo:paragraph-rsid="004b47a5"/>
    </style:style>
    <style:style style:name="P85" style:family="paragraph" style:parent-style-name="Standard" style:list-style-name="L6">
      <style:text-properties fo:color="#000000" loext:opacity="100%" officeooo:rsid="0050152d" officeooo:paragraph-rsid="0050152d"/>
    </style:style>
    <style:style style:name="P86" style:family="paragraph" style:parent-style-name="Standard" style:list-style-name="L6">
      <style:text-properties fo:color="#000000" loext:opacity="100%" officeooo:rsid="00501aef" officeooo:paragraph-rsid="00501aef"/>
    </style:style>
    <style:style style:name="P87" style:family="paragraph" style:parent-style-name="Standard" style:list-style-name="L7">
      <style:text-properties fo:color="#000000" loext:opacity="100%" officeooo:rsid="0052d30a" officeooo:paragraph-rsid="0052d30a"/>
    </style:style>
    <style:style style:name="P88" style:family="paragraph" style:parent-style-name="Standard" style:list-style-name="L7">
      <style:text-properties fo:color="#000000" loext:opacity="100%" officeooo:rsid="0053ceb6" officeooo:paragraph-rsid="0053ceb6"/>
    </style:style>
    <style:style style:name="P89" style:family="paragraph" style:parent-style-name="Standard" style:list-style-name="L7">
      <style:text-properties fo:color="#000000" loext:opacity="100%" officeooo:rsid="00554952" officeooo:paragraph-rsid="00554952"/>
    </style:style>
    <style:style style:name="P90" style:family="paragraph" style:parent-style-name="Standard" style:list-style-name="L7">
      <style:text-properties fo:color="#000000" loext:opacity="100%" officeooo:rsid="00560684" officeooo:paragraph-rsid="00560684"/>
    </style:style>
    <style:style style:name="P91" style:family="paragraph" style:parent-style-name="Standard" style:list-style-name="L7">
      <style:text-properties fo:color="#000000" loext:opacity="100%" officeooo:rsid="0057bc37" officeooo:paragraph-rsid="0057bc37"/>
    </style:style>
    <style:style style:name="P92" style:family="paragraph" style:parent-style-name="Standard" style:list-style-name="L7">
      <style:text-properties fo:color="#000000" loext:opacity="100%" officeooo:rsid="0058bca1" officeooo:paragraph-rsid="0058bca1"/>
    </style:style>
    <style:style style:name="P93" style:family="paragraph" style:parent-style-name="Standard" style:list-style-name="L7">
      <style:text-properties fo:color="#000000" loext:opacity="100%" officeooo:rsid="0059f068" officeooo:paragraph-rsid="0059f068"/>
    </style:style>
    <style:style style:name="P94" style:family="paragraph" style:parent-style-name="Standard" style:list-style-name="L7">
      <style:text-properties fo:color="#000000" loext:opacity="100%" officeooo:rsid="005e9379" officeooo:paragraph-rsid="005e9379"/>
    </style:style>
    <style:style style:name="P95" style:family="paragraph" style:parent-style-name="Standard" style:list-style-name="L9">
      <style:text-properties fo:color="#000000" loext:opacity="100%" officeooo:rsid="006c5390" officeooo:paragraph-rsid="006c5390"/>
    </style:style>
    <style:style style:name="P96" style:family="paragraph" style:parent-style-name="Standard" style:list-style-name="L9">
      <style:text-properties fo:color="#000000" loext:opacity="100%" officeooo:rsid="006d92e2" officeooo:paragraph-rsid="0077ec5c"/>
    </style:style>
    <style:style style:name="P97" style:family="paragraph" style:parent-style-name="Standard" style:list-style-name="L9">
      <style:text-properties fo:color="#000000" loext:opacity="100%" officeooo:rsid="006fad60" officeooo:paragraph-rsid="006fad60"/>
    </style:style>
    <style:style style:name="P98" style:family="paragraph" style:parent-style-name="Standard" style:list-style-name="L9">
      <style:text-properties fo:color="#000000" loext:opacity="100%" officeooo:rsid="0070c65c" officeooo:paragraph-rsid="0070c65c"/>
    </style:style>
    <style:style style:name="P99" style:family="paragraph" style:parent-style-name="Standard" style:list-style-name="L9">
      <style:text-properties fo:color="#000000" loext:opacity="100%" officeooo:rsid="0070d70e" officeooo:paragraph-rsid="0070d70e"/>
    </style:style>
    <style:style style:name="P100" style:family="paragraph" style:parent-style-name="Standard" style:list-style-name="L9">
      <style:text-properties fo:color="#000000" loext:opacity="100%" officeooo:rsid="0073ce1b" officeooo:paragraph-rsid="0073ce1b"/>
    </style:style>
    <style:style style:name="P101" style:family="paragraph" style:parent-style-name="Standard" style:list-style-name="L9">
      <style:text-properties fo:color="#000000" loext:opacity="100%" officeooo:rsid="00757bbc" officeooo:paragraph-rsid="00757bbc"/>
    </style:style>
    <style:style style:name="P102" style:family="paragraph" style:parent-style-name="Standard" style:list-style-name="L9">
      <style:text-properties fo:color="#000000" loext:opacity="100%" officeooo:rsid="00765ae7" officeooo:paragraph-rsid="00765ae7"/>
    </style:style>
    <style:style style:name="P103" style:family="paragraph" style:parent-style-name="Standard" style:list-style-name="L9">
      <style:text-properties fo:color="#000000" loext:opacity="100%" officeooo:rsid="007e53ad" officeooo:paragraph-rsid="007e53ad"/>
    </style:style>
    <style:style style:name="P104" style:family="paragraph" style:parent-style-name="Standard" style:list-style-name="L9">
      <style:text-properties fo:color="#000000" loext:opacity="100%" officeooo:rsid="007f98d0" officeooo:paragraph-rsid="007f98d0"/>
    </style:style>
    <style:style style:name="P105" style:family="paragraph" style:parent-style-name="Standard" style:list-style-name="L9">
      <style:text-properties fo:color="#000000" loext:opacity="100%" officeooo:rsid="0083de54" officeooo:paragraph-rsid="0083de54"/>
    </style:style>
    <style:style style:name="P106" style:family="paragraph" style:parent-style-name="Standard" style:list-style-name="L9">
      <style:text-properties fo:color="#000000" loext:opacity="100%" officeooo:rsid="00877126" officeooo:paragraph-rsid="00877126"/>
    </style:style>
    <style:style style:name="P107" style:family="paragraph" style:parent-style-name="Standard" style:list-style-name="L9">
      <style:text-properties fo:color="#000000" loext:opacity="100%" officeooo:rsid="0088c73a" officeooo:paragraph-rsid="0088c73a"/>
    </style:style>
    <style:style style:name="P108" style:family="paragraph" style:parent-style-name="Standard" style:list-style-name="L9">
      <style:text-properties fo:color="#000000" loext:opacity="100%" officeooo:rsid="008a3612" officeooo:paragraph-rsid="008a3612"/>
    </style:style>
    <style:style style:name="P109" style:family="paragraph" style:parent-style-name="Standard" style:list-style-name="L9">
      <style:text-properties fo:color="#000000" loext:opacity="100%" officeooo:rsid="008ad619" officeooo:paragraph-rsid="008ad619"/>
    </style:style>
    <style:style style:name="P110" style:family="paragraph" style:parent-style-name="Standard" style:list-style-name="L11">
      <style:text-properties fo:color="#000000" loext:opacity="100%" officeooo:rsid="0098ad0e" officeooo:paragraph-rsid="0098ad0e"/>
    </style:style>
    <style:style style:name="P111" style:family="paragraph" style:parent-style-name="Standard" style:list-style-name="L13">
      <style:text-properties fo:color="#000000" loext:opacity="100%" officeooo:rsid="0098ad0e" officeooo:paragraph-rsid="009978aa"/>
    </style:style>
    <style:style style:name="P112" style:family="paragraph" style:parent-style-name="Standard" style:list-style-name="L14">
      <style:text-properties fo:color="#000000" loext:opacity="100%" officeooo:rsid="009d2e35" officeooo:paragraph-rsid="009d2e35"/>
    </style:style>
    <style:style style:name="P113" style:family="paragraph" style:parent-style-name="Standard">
      <style:text-properties fo:color="#000000" loext:opacity="100%" officeooo:rsid="0013d901" officeooo:paragraph-rsid="0013d901"/>
    </style:style>
    <style:style style:name="P114" style:family="paragraph" style:parent-style-name="Standard" style:list-style-name="L16">
      <style:text-properties fo:color="#000000" loext:opacity="100%" officeooo:rsid="009ee08f" officeooo:paragraph-rsid="009ee08f"/>
    </style:style>
    <style:style style:name="P115" style:family="paragraph" style:parent-style-name="Standard" style:list-style-name="L17">
      <style:text-properties fo:color="#000000" loext:opacity="100%" officeooo:rsid="009fb276" officeooo:paragraph-rsid="009fb276"/>
    </style:style>
    <style:style style:name="P116" style:family="paragraph" style:parent-style-name="Standard" style:list-style-name="L17">
      <style:text-properties fo:color="#000000" loext:opacity="100%" officeooo:rsid="00a0fa5f" officeooo:paragraph-rsid="00a0fa5f"/>
    </style:style>
    <style:style style:name="P117" style:family="paragraph" style:parent-style-name="Standard" style:list-style-name="L18">
      <style:text-properties fo:color="#000000" loext:opacity="100%" officeooo:rsid="00a2c57e" officeooo:paragraph-rsid="00a2c57e"/>
    </style:style>
    <style:style style:name="P118" style:family="paragraph" style:parent-style-name="Standard" style:list-style-name="L19">
      <style:text-properties fo:color="#000000" loext:opacity="100%" officeooo:rsid="00ac0a3c" officeooo:paragraph-rsid="00ac0a3c"/>
    </style:style>
    <style:style style:name="P119" style:family="paragraph" style:parent-style-name="Standard" style:list-style-name="L19">
      <style:text-properties fo:color="#000000" loext:opacity="100%" officeooo:rsid="00aeb1d8" officeooo:paragraph-rsid="00aeb1d8"/>
    </style:style>
    <style:style style:name="P120" style:family="paragraph" style:parent-style-name="Standard" style:list-style-name="L19">
      <style:text-properties fo:color="#000000" loext:opacity="100%" officeooo:rsid="00af147e" officeooo:paragraph-rsid="00af147e"/>
    </style:style>
    <style:style style:name="P121" style:family="paragraph" style:parent-style-name="Standard" style:list-style-name="L19">
      <style:text-properties fo:color="#000000" loext:opacity="100%" officeooo:rsid="00afaf44" officeooo:paragraph-rsid="00afaf44"/>
    </style:style>
    <style:style style:name="P122" style:family="paragraph" style:parent-style-name="Standard" style:list-style-name="L19">
      <style:text-properties fo:color="#000000" loext:opacity="100%" officeooo:rsid="00afbe6b" officeooo:paragraph-rsid="00afbe6b"/>
    </style:style>
    <style:style style:name="P123" style:family="paragraph" style:parent-style-name="Standard" style:list-style-name="L19">
      <style:text-properties fo:color="#000000" loext:opacity="100%" officeooo:rsid="00b232bc" officeooo:paragraph-rsid="00b232bc"/>
    </style:style>
    <style:style style:name="P124" style:family="paragraph" style:parent-style-name="Standard" style:list-style-name="L19">
      <style:text-properties fo:color="#000000" loext:opacity="100%" officeooo:rsid="00b32dab" officeooo:paragraph-rsid="00b32dab"/>
    </style:style>
    <style:style style:name="P125" style:family="paragraph" style:parent-style-name="Standard" style:list-style-name="L20">
      <style:text-properties fo:color="#000000" loext:opacity="100%" officeooo:rsid="00b437a8" officeooo:paragraph-rsid="00b437a8"/>
    </style:style>
    <style:style style:name="P126" style:family="paragraph" style:parent-style-name="Standard" style:list-style-name="L21">
      <style:text-properties fo:color="#000000" loext:opacity="100%" officeooo:rsid="00b74cfc" officeooo:paragraph-rsid="00b74cfc"/>
    </style:style>
    <style:style style:name="P127" style:family="paragraph" style:parent-style-name="Standard" style:list-style-name="L22">
      <style:text-properties fo:color="#000000" loext:opacity="100%" officeooo:rsid="00b768b2" officeooo:paragraph-rsid="00b768b2"/>
    </style:style>
    <style:style style:name="P128" style:family="paragraph" style:parent-style-name="Standard" style:list-style-name="L22">
      <style:text-properties fo:color="#000000" loext:opacity="100%" officeooo:rsid="00ba7da9" officeooo:paragraph-rsid="00ba7da9"/>
    </style:style>
    <style:style style:name="P129" style:family="paragraph" style:parent-style-name="Standard" style:list-style-name="L23">
      <style:text-properties fo:color="#000000" loext:opacity="100%" officeooo:rsid="00bb8f3a" officeooo:paragraph-rsid="00bb8f3a"/>
    </style:style>
    <style:style style:name="P130" style:family="paragraph" style:parent-style-name="Standard" style:list-style-name="L23">
      <style:text-properties fo:color="#000000" loext:opacity="100%" officeooo:rsid="00bd527c" officeooo:paragraph-rsid="00bd527c"/>
    </style:style>
    <style:style style:name="P131" style:family="paragraph" style:parent-style-name="Standard" style:list-style-name="L25">
      <style:text-properties fo:color="#000000" loext:opacity="100%" officeooo:rsid="00c3425a" officeooo:paragraph-rsid="00c3425a"/>
    </style:style>
    <style:style style:name="P132" style:family="paragraph" style:parent-style-name="Standard" style:list-style-name="L25">
      <style:text-properties fo:color="#000000" loext:opacity="100%" officeooo:rsid="00c3483f" officeooo:paragraph-rsid="00c3483f"/>
    </style:style>
    <style:style style:name="P133" style:family="paragraph" style:parent-style-name="Standard" style:list-style-name="L25">
      <style:text-properties fo:color="#000000" loext:opacity="100%" officeooo:rsid="00c3cb1a" officeooo:paragraph-rsid="00c3cb1a"/>
    </style:style>
    <style:style style:name="P134" style:family="paragraph" style:parent-style-name="Standard" style:list-style-name="L26">
      <style:text-properties fo:color="#000000" loext:opacity="100%" officeooo:rsid="00c71dc1" officeooo:paragraph-rsid="00c71dc1"/>
    </style:style>
    <style:style style:name="P135" style:family="paragraph" style:parent-style-name="Standard" style:list-style-name="L27">
      <style:text-properties fo:color="#000000" loext:opacity="100%" officeooo:rsid="00c71dc1" officeooo:paragraph-rsid="00c71dc1"/>
    </style:style>
    <style:style style:name="P136" style:family="paragraph" style:parent-style-name="Standard" style:list-style-name="L29">
      <style:text-properties fo:color="#000000" loext:opacity="100%" officeooo:rsid="00c80f93" officeooo:paragraph-rsid="00c80f93"/>
    </style:style>
    <style:style style:name="P137" style:family="paragraph" style:parent-style-name="Standard" style:list-style-name="L1">
      <style:paragraph-properties fo:text-align="start" style:justify-single-word="false"/>
      <style:text-properties fo:color="#3465a4" loext:opacity="100%" officeooo:rsid="0016e88a" officeooo:paragraph-rsid="0016e88a"/>
    </style:style>
    <style:style style:name="P138" style:family="paragraph" style:parent-style-name="Standard">
      <style:paragraph-properties fo:text-align="center" style:justify-single-word="false"/>
      <style:text-properties fo:color="#3465a4" loext:opacity="100%" fo:font-style="italic" officeooo:rsid="00c525f8" officeooo:paragraph-rsid="00c525f8" style:font-style-asian="italic" style:font-style-complex="italic"/>
    </style:style>
    <style:style style:name="P139" style:family="paragraph" style:parent-style-name="Standard">
      <style:paragraph-properties fo:text-align="center" style:justify-single-word="false"/>
      <style:text-properties fo:color="#3465a4" loext:opacity="100%" fo:font-style="italic" officeooo:rsid="00c8f502" officeooo:paragraph-rsid="00d20ab4" style:font-style-asian="italic" style:font-style-complex="italic"/>
    </style:style>
    <style:style style:name="P140" style:family="paragraph" style:parent-style-name="Standard">
      <style:paragraph-properties fo:text-align="center" style:justify-single-word="false"/>
      <style:text-properties fo:color="#3465a4" loext:opacity="100%" fo:font-style="italic" officeooo:rsid="00c8f502" officeooo:paragraph-rsid="00df5fff" style:font-style-asian="italic" style:font-style-complex="italic"/>
    </style:style>
    <style:style style:name="P141" style:family="paragraph" style:parent-style-name="Standard">
      <style:paragraph-properties fo:text-align="center" style:justify-single-word="false"/>
      <style:text-properties fo:color="#3465a4" loext:opacity="100%" fo:font-style="italic" officeooo:rsid="00c8f502" officeooo:paragraph-rsid="00e50375" style:font-style-asian="italic" style:font-style-complex="italic"/>
    </style:style>
    <style:style style:name="P142" style:family="paragraph" style:parent-style-name="Standard">
      <style:paragraph-properties fo:text-align="center" style:justify-single-word="false"/>
      <style:text-properties fo:color="#3465a4" loext:opacity="100%" fo:font-style="italic" officeooo:rsid="00c8f502" officeooo:paragraph-rsid="00ea6815" style:font-style-asian="italic" style:font-style-complex="italic"/>
    </style:style>
    <style:style style:name="P143" style:family="paragraph" style:parent-style-name="Standard">
      <style:paragraph-properties fo:text-align="center" style:justify-single-word="false"/>
      <style:text-properties fo:color="#3465a4" loext:opacity="100%" fo:font-style="italic" officeooo:rsid="00c8f502" officeooo:paragraph-rsid="00f3e722" style:font-style-asian="italic" style:font-style-complex="italic"/>
    </style:style>
    <style:style style:name="P144" style:family="paragraph" style:parent-style-name="Standard">
      <style:paragraph-properties fo:text-align="center" style:justify-single-word="false"/>
      <style:text-properties fo:color="#3465a4" loext:opacity="100%" fo:font-style="italic" style:text-underline-style="none" officeooo:rsid="00a4f335" officeooo:paragraph-rsid="00f8c5c8" style:font-style-asian="italic" style:font-style-complex="italic"/>
    </style:style>
    <style:style style:name="P145" style:family="paragraph" style:parent-style-name="Standard" style:list-style-name="L2">
      <style:text-properties officeooo:paragraph-rsid="00212a34"/>
    </style:style>
    <style:style style:name="P146" style:family="paragraph" style:parent-style-name="Standard" style:list-style-name="L3">
      <style:text-properties officeooo:paragraph-rsid="0013d901"/>
    </style:style>
    <style:style style:name="P147" style:family="paragraph" style:parent-style-name="Standard" style:list-style-name="L3">
      <style:text-properties fo:font-style="normal" officeooo:rsid="002411d7" officeooo:paragraph-rsid="002411d7" style:font-style-asian="normal" style:font-style-complex="normal"/>
    </style:style>
    <style:style style:name="P148" style:family="paragraph" style:parent-style-name="Standard" style:list-style-name="L3">
      <style:text-properties fo:font-style="normal" officeooo:rsid="0025bbd2" officeooo:paragraph-rsid="0025bbd2" style:font-style-asian="normal" style:font-style-complex="normal"/>
    </style:style>
    <style:style style:name="P149" style:family="paragraph" style:parent-style-name="Standard" style:list-style-name="L3">
      <style:text-properties fo:font-style="normal" officeooo:rsid="00274ea7" officeooo:paragraph-rsid="00274ea7" style:font-style-asian="normal" style:font-style-complex="normal"/>
    </style:style>
    <style:style style:name="P150" style:family="paragraph" style:parent-style-name="Standard" style:list-style-name="L3">
      <style:text-properties fo:font-style="normal" officeooo:rsid="00298ddf" officeooo:paragraph-rsid="00298ddf" style:font-style-asian="normal" style:font-style-complex="normal"/>
    </style:style>
    <style:style style:name="P151" style:family="paragraph" style:parent-style-name="Standard" style:list-style-name="L3">
      <style:text-properties fo:font-style="normal" officeooo:rsid="002ab7f6" officeooo:paragraph-rsid="002ab7f6" style:font-style-asian="normal" style:font-style-complex="normal"/>
    </style:style>
    <style:style style:name="P152" style:family="paragraph" style:parent-style-name="Standard" style:list-style-name="L3">
      <style:text-properties fo:font-style="normal" officeooo:rsid="002c7e37" officeooo:paragraph-rsid="002c7e37" style:font-style-asian="normal" style:font-style-complex="normal"/>
    </style:style>
    <style:style style:name="P153" style:family="paragraph" style:parent-style-name="Standard" style:list-style-name="L3">
      <style:text-properties fo:font-style="normal" officeooo:rsid="002e4104" officeooo:paragraph-rsid="002e4104" style:font-style-asian="normal" style:font-style-complex="normal"/>
    </style:style>
    <style:style style:name="P154" style:family="paragraph" style:parent-style-name="Standard" style:list-style-name="L3">
      <style:text-properties fo:font-style="normal" officeooo:rsid="00303b7d" officeooo:paragraph-rsid="00303b7d" style:font-style-asian="normal" style:font-style-complex="normal"/>
    </style:style>
    <style:style style:name="P155" style:family="paragraph" style:parent-style-name="Standard" style:list-style-name="L3">
      <style:text-properties fo:font-style="normal" officeooo:rsid="0032392e" officeooo:paragraph-rsid="0032392e" style:font-style-asian="normal" style:font-style-complex="normal"/>
    </style:style>
    <style:style style:name="P156" style:family="paragraph" style:parent-style-name="Standard" style:list-style-name="L3">
      <style:text-properties officeooo:rsid="0035b1af" officeooo:paragraph-rsid="0035b1af"/>
    </style:style>
    <style:style style:name="P157" style:family="paragraph" style:parent-style-name="Standard">
      <style:text-properties fo:color="#c9211e" loext:opacity="100%" fo:font-style="normal" style:text-underline-style="none" officeooo:rsid="008d5ec2" officeooo:paragraph-rsid="008e0b15" style:font-style-asian="normal" style:font-style-complex="normal"/>
    </style:style>
    <style:style style:name="P158" style:family="paragraph" style:parent-style-name="Standard" style:list-style-name="L12">
      <style:text-properties officeooo:rsid="0098b3c5" officeooo:paragraph-rsid="0098b3c5"/>
    </style:style>
    <style:style style:name="P159" style:family="paragraph" style:parent-style-name="Standard" style:list-style-name="L14">
      <style:text-properties officeooo:rsid="009d2e35" officeooo:paragraph-rsid="009d2e35"/>
    </style:style>
    <style:style style:name="P160" style:family="paragraph" style:parent-style-name="Standard" style:list-style-name="L15">
      <style:text-properties officeooo:rsid="009ee08f" officeooo:paragraph-rsid="009ee08f"/>
    </style:style>
    <style:style style:name="P161" style:family="paragraph" style:parent-style-name="Standard" style:list-style-name="L28">
      <style:text-properties officeooo:paragraph-rsid="0013d901"/>
    </style:style>
    <style:style style:name="P162" style:family="paragraph" style:parent-style-name="Standard" style:list-style-name="L37">
      <style:paragraph-properties fo:text-align="start" style:justify-single-word="false"/>
      <style:text-properties officeooo:paragraph-rsid="00ed11d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4a59b2"/>
    </style:style>
    <style:style style:name="T3" style:family="text">
      <style:text-properties style:text-underline-style="solid" style:text-underline-width="auto" style:text-underline-color="font-color" officeooo:rsid="002040c2"/>
    </style:style>
    <style:style style:name="T4" style:family="text">
      <style:text-properties style:text-underline-style="solid" style:text-underline-width="auto" style:text-underline-color="font-color" officeooo:rsid="008f8092"/>
    </style:style>
    <style:style style:name="T5" style:family="text">
      <style:text-properties officeooo:rsid="0018e6f1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4a59b2"/>
    </style:style>
    <style:style style:name="T8" style:family="text">
      <style:text-properties style:text-underline-style="none" officeooo:rsid="009291f8"/>
    </style:style>
    <style:style style:name="T9" style:family="text">
      <style:text-properties style:text-underline-style="none" officeooo:rsid="002040c2"/>
    </style:style>
    <style:style style:name="T10" style:family="text">
      <style:text-properties style:text-underline-style="none" officeooo:rsid="0097ff69"/>
    </style:style>
    <style:style style:name="T11" style:family="text">
      <style:text-properties fo:color="#3465a4" loext:opacity="100%" fo:font-style="italic" style:text-underline-style="none" officeooo:rsid="0014fb2b" style:font-style-asian="italic" style:font-style-complex="italic"/>
    </style:style>
    <style:style style:name="T12" style:family="text">
      <style:text-properties fo:color="#3465a4" loext:opacity="100%" fo:font-style="italic" style:text-underline-style="none" officeooo:rsid="001f51fc" style:font-style-asian="italic" style:font-style-complex="italic"/>
    </style:style>
    <style:style style:name="T13" style:family="text">
      <style:text-properties fo:color="#3465a4" loext:opacity="100%" fo:font-style="italic" style:text-underline-style="none" officeooo:rsid="002040c2" style:font-style-asian="italic" style:font-style-complex="italic"/>
    </style:style>
    <style:style style:name="T14" style:family="text">
      <style:text-properties fo:color="#3465a4" loext:opacity="100%" fo:font-style="italic" style:text-underline-style="none" officeooo:rsid="004a59b2" style:font-style-asian="italic" style:font-style-complex="italic"/>
    </style:style>
    <style:style style:name="T15" style:family="text">
      <style:text-properties fo:color="#3465a4" loext:opacity="100%" fo:font-style="italic" style:text-underline-style="none" officeooo:rsid="0050dfba" style:font-style-asian="italic" style:font-style-complex="italic"/>
    </style:style>
    <style:style style:name="T16" style:family="text">
      <style:text-properties fo:color="#3465a4" loext:opacity="100%" fo:font-style="italic" style:text-underline-style="none" officeooo:rsid="0061c68c" style:font-style-asian="italic" style:font-style-complex="italic"/>
    </style:style>
    <style:style style:name="T17" style:family="text">
      <style:text-properties fo:color="#3465a4" loext:opacity="100%" fo:font-style="italic" style:text-underline-style="none" officeooo:rsid="006ad8a8" style:font-style-asian="italic" style:font-style-complex="italic"/>
    </style:style>
    <style:style style:name="T18" style:family="text">
      <style:text-properties fo:color="#3465a4" loext:opacity="100%" fo:font-style="italic" officeooo:rsid="00a472d9" style:font-style-asian="italic" style:font-style-complex="italic"/>
    </style:style>
    <style:style style:name="T19" style:family="text">
      <style:text-properties fo:color="#3465a4" loext:opacity="100%" fo:font-style="italic" officeooo:rsid="002040c2" style:font-style-asian="italic" style:font-style-complex="italic"/>
    </style:style>
    <style:style style:name="T20" style:family="text">
      <style:text-properties fo:color="#3465a4" loext:opacity="100%" fo:font-style="italic" officeooo:rsid="008f8092" style:font-style-asian="italic" style:font-style-complex="italic"/>
    </style:style>
    <style:style style:name="T21" style:family="text">
      <style:text-properties fo:color="#3465a4" loext:opacity="100%" style:text-underline-style="none" officeooo:rsid="0050eddb"/>
    </style:style>
    <style:style style:name="T22" style:family="text">
      <style:text-properties fo:color="#3465a4" loext:opacity="100%" style:text-underline-style="none" officeooo:rsid="004a59b2"/>
    </style:style>
    <style:style style:name="T23" style:family="text">
      <style:text-properties fo:color="#3465a4" loext:opacity="100%" style:text-underline-style="none" officeooo:rsid="0061c68c"/>
    </style:style>
    <style:style style:name="T24" style:family="text">
      <style:text-properties fo:color="#3465a4" loext:opacity="100%" style:text-underline-style="none" officeooo:rsid="006ad8a8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fo:font-style="italic" style:text-underline-style="none" officeooo:rsid="002040c2" style:font-style-asian="italic" style:font-style-complex="italic"/>
    </style:style>
    <style:style style:name="T27" style:family="text">
      <style:text-properties fo:color="#000000" loext:opacity="100%" fo:font-style="italic" style:text-underline-style="none" officeooo:rsid="00212a34" style:font-style-asian="italic" style:font-style-complex="italic"/>
    </style:style>
    <style:style style:name="T28" style:family="text">
      <style:text-properties fo:color="#000000" loext:opacity="100%" fo:font-style="italic" officeooo:rsid="002329fb" style:font-style-asian="italic" style:font-style-complex="italic"/>
    </style:style>
    <style:style style:name="T29" style:family="text">
      <style:text-properties fo:color="#000000" loext:opacity="100%" officeooo:rsid="0013d901"/>
    </style:style>
    <style:style style:name="T30" style:family="text">
      <style:text-properties fo:color="#000000" loext:opacity="100%" officeooo:rsid="00248151"/>
    </style:style>
    <style:style style:name="T31" style:family="text">
      <style:text-properties fo:color="#000000" loext:opacity="100%" officeooo:rsid="00284205"/>
    </style:style>
    <style:style style:name="T32" style:family="text">
      <style:text-properties fo:color="#000000" loext:opacity="100%" officeooo:rsid="002b1aec"/>
    </style:style>
    <style:style style:name="T33" style:family="text">
      <style:text-properties fo:color="#000000" loext:opacity="100%" officeooo:rsid="002dced9"/>
    </style:style>
    <style:style style:name="T34" style:family="text">
      <style:text-properties fo:color="#000000" loext:opacity="100%" officeooo:rsid="0030e52c"/>
    </style:style>
    <style:style style:name="T35" style:family="text">
      <style:text-properties fo:color="#000000" loext:opacity="100%" officeooo:rsid="0030e628"/>
    </style:style>
    <style:style style:name="T36" style:family="text">
      <style:text-properties fo:color="#000000" loext:opacity="100%" officeooo:rsid="00344957"/>
    </style:style>
    <style:style style:name="T37" style:family="text">
      <style:text-properties fo:color="#000000" loext:opacity="100%" fo:font-style="normal" style:font-style-asian="normal" style:font-style-complex="normal"/>
    </style:style>
    <style:style style:name="T38" style:family="text">
      <style:text-properties fo:color="#000000" loext:opacity="100%" fo:font-style="normal" officeooo:rsid="0034fd6d" style:font-style-asian="normal" style:font-style-complex="normal"/>
    </style:style>
    <style:style style:name="T39" style:family="text">
      <style:text-properties fo:color="#000000" loext:opacity="100%" fo:font-style="normal" officeooo:rsid="00ec476d" style:font-style-asian="normal" style:font-style-complex="normal"/>
    </style:style>
    <style:style style:name="T40" style:family="text">
      <style:text-properties fo:color="#000000" loext:opacity="100%" fo:font-style="normal" officeooo:rsid="00ed11d1" style:font-style-asian="normal" style:font-style-complex="normal"/>
    </style:style>
    <style:style style:name="T41" style:family="text">
      <style:text-properties fo:color="#000000" loext:opacity="100%" fo:font-style="normal" officeooo:rsid="00f19bb1" style:font-style-asian="normal" style:font-style-complex="normal"/>
    </style:style>
    <style:style style:name="T42" style:family="text">
      <style:text-properties fo:color="#000000" loext:opacity="100%" fo:font-style="normal" officeooo:rsid="00ee07be" style:font-style-asian="normal" style:font-style-complex="normal"/>
    </style:style>
    <style:style style:name="T43" style:family="text">
      <style:text-properties fo:color="#000000" loext:opacity="100%" officeooo:rsid="0098b3c5"/>
    </style:style>
    <style:style style:name="T44" style:family="text">
      <style:text-properties fo:color="#000000" loext:opacity="100%" officeooo:rsid="00c71dc1"/>
    </style:style>
    <style:style style:name="T45" style:family="text">
      <style:text-properties officeooo:rsid="0039fe1a"/>
    </style:style>
    <style:style style:name="T46" style:family="text">
      <style:text-properties officeooo:rsid="003e5d50"/>
    </style:style>
    <style:style style:name="T47" style:family="text">
      <style:text-properties officeooo:rsid="003fc3a2"/>
    </style:style>
    <style:style style:name="T48" style:family="text">
      <style:text-properties officeooo:rsid="0040550c"/>
    </style:style>
    <style:style style:name="T49" style:family="text">
      <style:text-properties officeooo:rsid="0046838f"/>
    </style:style>
    <style:style style:name="T50" style:family="text">
      <style:text-properties officeooo:rsid="004b47a5"/>
    </style:style>
    <style:style style:name="T51" style:family="text">
      <style:text-properties officeooo:rsid="004d23f8"/>
    </style:style>
    <style:style style:name="T52" style:family="text">
      <style:text-properties officeooo:rsid="004f2388"/>
    </style:style>
    <style:style style:name="T53" style:family="text">
      <style:text-properties officeooo:rsid="005af519"/>
    </style:style>
    <style:style style:name="T54" style:family="text">
      <style:text-properties officeooo:rsid="005c7e0b"/>
    </style:style>
    <style:style style:name="T55" style:family="text">
      <style:text-properties officeooo:rsid="005d5b61"/>
    </style:style>
    <style:style style:name="T56" style:family="text">
      <style:text-properties officeooo:rsid="00603dce"/>
    </style:style>
    <style:style style:name="T57" style:family="text">
      <style:text-properties officeooo:rsid="006e795f"/>
    </style:style>
    <style:style style:name="T58" style:family="text">
      <style:text-properties officeooo:rsid="006f45ae"/>
    </style:style>
    <style:style style:name="T59" style:family="text">
      <style:text-properties officeooo:rsid="0070c65c"/>
    </style:style>
    <style:style style:name="T60" style:family="text">
      <style:text-properties officeooo:rsid="0077ec5c"/>
    </style:style>
    <style:style style:name="T61" style:family="text">
      <style:text-properties officeooo:rsid="0078a130"/>
    </style:style>
    <style:style style:name="T62" style:family="text">
      <style:text-properties officeooo:rsid="007a28d4"/>
    </style:style>
    <style:style style:name="T63" style:family="text">
      <style:text-properties officeooo:rsid="007ba806"/>
    </style:style>
    <style:style style:name="T64" style:family="text">
      <style:text-properties officeooo:rsid="007d4322"/>
    </style:style>
    <style:style style:name="T65" style:family="text">
      <style:text-properties officeooo:rsid="007e3603"/>
    </style:style>
    <style:style style:name="T66" style:family="text">
      <style:text-properties officeooo:rsid="0081763e"/>
    </style:style>
    <style:style style:name="T67" style:family="text">
      <style:text-properties officeooo:rsid="0085c68f"/>
    </style:style>
    <style:style style:name="T68" style:family="text">
      <style:text-properties officeooo:rsid="00877126"/>
    </style:style>
    <style:style style:name="T69" style:family="text">
      <style:text-properties officeooo:rsid="008b6043"/>
    </style:style>
    <style:style style:name="T70" style:family="text">
      <style:text-properties fo:color="#c9211e" loext:opacity="100%" fo:font-style="normal" style:text-underline-style="none" officeooo:rsid="008d5ec2" style:font-style-asian="normal" style:font-style-complex="normal"/>
    </style:style>
    <style:style style:name="T71" style:family="text">
      <style:text-properties fo:color="#c9211e" loext:opacity="100%" fo:font-style="normal" style:text-underline-style="none" officeooo:rsid="008da548" style:font-style-asian="normal" style:font-style-complex="normal"/>
    </style:style>
    <style:style style:name="T72" style:family="text">
      <style:text-properties fo:color="#c9211e" loext:opacity="100%" fo:font-style="normal" style:text-underline-style="none" officeooo:rsid="008e0b15" style:font-style-asian="normal" style:font-style-complex="normal"/>
    </style:style>
    <style:style style:name="T73" style:family="text">
      <style:text-properties officeooo:rsid="008e0b15"/>
    </style:style>
    <style:style style:name="T74" style:family="text">
      <style:text-properties officeooo:rsid="009291f8"/>
    </style:style>
    <style:style style:name="T75" style:family="text">
      <style:text-properties officeooo:rsid="00930587"/>
    </style:style>
    <style:style style:name="T76" style:family="text">
      <style:text-properties officeooo:rsid="009b3d44"/>
    </style:style>
    <style:style style:name="T77" style:family="text">
      <style:text-properties officeooo:rsid="00acdb05"/>
    </style:style>
    <style:style style:name="T78" style:family="text">
      <style:text-properties officeooo:rsid="00b07bde"/>
    </style:style>
    <style:style style:name="T79" style:family="text">
      <style:text-properties officeooo:rsid="00b3b698"/>
    </style:style>
    <style:style style:name="T80" style:family="text">
      <style:text-properties officeooo:rsid="00b641b6"/>
    </style:style>
    <style:style style:name="T81" style:family="text">
      <style:text-properties officeooo:rsid="00beec9b"/>
    </style:style>
    <style:style style:name="T82" style:family="text">
      <style:text-properties officeooo:rsid="00c1a566"/>
    </style:style>
    <style:style style:name="T83" style:family="text">
      <style:text-properties officeooo:rsid="00ccc640"/>
    </style:style>
    <style:style style:name="T84" style:family="text">
      <style:text-properties officeooo:rsid="00d2a5e8"/>
    </style:style>
    <style:style style:name="T85" style:family="text">
      <style:text-properties officeooo:rsid="00da0f76"/>
    </style:style>
    <style:style style:name="T86" style:family="text">
      <style:text-properties officeooo:rsid="00db0531"/>
    </style:style>
    <style:style style:name="T87" style:family="text">
      <style:text-properties officeooo:rsid="00db5279"/>
    </style:style>
    <style:style style:name="T88" style:family="text">
      <style:text-properties officeooo:rsid="00dc3777"/>
    </style:style>
    <style:style style:name="T89" style:family="text">
      <style:text-properties officeooo:rsid="00dd7088"/>
    </style:style>
    <style:style style:name="T90" style:family="text">
      <style:text-properties officeooo:rsid="00df5fff"/>
    </style:style>
    <style:style style:name="T91" style:family="text">
      <style:text-properties officeooo:rsid="00e50375"/>
    </style:style>
    <style:style style:name="T92" style:family="text">
      <style:text-properties officeooo:rsid="00ea6815"/>
    </style:style>
    <style:style style:name="T93" style:family="text">
      <style:text-properties officeooo:rsid="00ee07be"/>
    </style:style>
    <style:style style:name="T94" style:family="text">
      <style:text-properties officeooo:rsid="00f19bb1"/>
    </style:style>
    <style:style style:name="T95" style:family="text">
      <style:text-properties officeooo:rsid="00f3e722"/>
    </style:style>
    <style:style style:name="T96" style:family="text">
      <style:text-properties officeooo:rsid="002040c2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">T</text:span><text:span text:style-name="T74">hreat</text:span><text:span text:style-name="T1">s,</text:span><text:span text:style-name="T6"> </text:span><text:span text:style-name="T74">Vulnerabilit</text:span><text:span text:style-name="T75">ies</text:span><text:span text:style-name="T6"> </text:span><text:span text:style-name="T1">and</text:span><text:span text:style-name="T6"> </text:span><text:span text:style-name="T74">Attacks</text:span><text:span text:style-name="T6"> #2</text:span><text:span text:style-name="T8">1</text:span><text:span text:style-name="T6">%</text:span></text:p>
      <text:p text:style-name="P29"/>
      <text:p text:style-name="P2"><text:span text:style-name="T1">DAY: 1</text:span><text:span text:style-name="T6"> <text:s text:c="52"/></text:span><text:span text:style-name="T11">Malware</text:span><text:span text:style-name="T12">(1.1)<text:tab/><text:tab/><text:tab/><text:tab/></text:span><text:span text:style-name="T70">18 June</text:span></text:p>
      <text:p text:style-name="P14"/>
      <text:list xml:id="list3610940369" text:style-name="L1">
        <text:list-item>
          <text:p text:style-name="P32"><text:span text:style-name="T5">v</text:span>iruses – <text:span text:style-name="T69">need a software to run</text:span></text:p>
        </text:list-item>
        <text:list-item>
          <text:p text:style-name="P32">worm – <text:span text:style-name="T69">stand alone code replicates itself through network</text:span></text:p>
        </text:list-item>
        <text:list-item>
          <text:p text:style-name="P33">crypto-malware</text:p>
        </text:list-item>
        <text:list-item>
          <text:p text:style-name="P33">trojans</text:p>
        </text:list-item>
        <text:list-item>
          <text:p text:style-name="P33">rootkit</text:p>
        </text:list-item>
        <text:list-item>
          <text:p text:style-name="P34">key-loggers</text:p>
        </text:list-item>
        <text:list-item>
          <text:p text:style-name="P33">adware &amp; spyware</text:p>
        </text:list-item>
        <text:list-item>
          <text:p text:style-name="P33">bot &amp; botnet</text:p>
        </text:list-item>
        <text:list-item>
          <text:p text:style-name="P33">logic bombs</text:p>
          <text:p text:style-name="P137"/>
        </text:list-item>
      </text:list>
      <text:p text:style-name="P9"/>
      <text:p text:style-name="P16"/>
      <text:p text:style-name="P9"/>
      <text:p text:style-name="P9"/>
      <text:p text:style-name="P7">DAY: 2<text:span text:style-name="T6"> <text:s text:c="52"/></text:span><text:span text:style-name="T13">Attacks(1.2)<text:tab/><text:tab/><text:tab/><text:tab/></text:span><text:span text:style-name="T70">19 June</text:span></text:p>
      <text:p text:style-name="P17"/>
      <text:list xml:id="list840837151" text:style-name="L2">
        <text:list-item>
          <text:p text:style-name="P145"><text:span text:style-name="T26">S</text:span><text:span text:style-name="T27">ocial Engineering Attacks</text:span></text:p>
          <text:list>
            <text:list-item>
              <text:p text:style-name="P35">Phishing</text:p>
            </text:list-item>
            <text:list-item>
              <text:p text:style-name="P35">Tailgating</text:p>
            </text:list-item>
            <text:list-item>
              <text:p text:style-name="P35">Dumpster</text:p>
            </text:list-item>
            <text:list-item>
              <text:p text:style-name="P35">Shoulder surfing</text:p>
            </text:list-item>
            <text:list-item>
              <text:p text:style-name="P35">Hoaxes</text:p>
            </text:list-item>
            <text:list-item>
              <text:p text:style-name="P35">Water hole</text:p>
            </text:list-item>
            <text:list-item>
              <text:p text:style-name="P35">Principle of Social engineering</text:p>
              <text:p text:style-name="P35"/>
            </text:list-item>
          </text:list>
        </text:list-item>
      </text:list>
      <text:list xml:id="list1373916914" text:style-name="L3">
        <text:list-item>
          <text:p text:style-name="P146"><text:span text:style-name="T29"><text:tab/></text:span><text:span text:style-name="T28">Application &amp; Service attacks</text:span></text:p>
          <text:list>
            <text:list-item>
              <text:p text:style-name="P38">Denial of services attack</text:p>
            </text:list-item>
            <text:list-item>
              <text:p text:style-name="P38">Man in the middle attack</text:p>
            </text:list-item>
            <text:list-item>
              <text:p text:style-name="P38">Buffer-overflows</text:p>
            </text:list-item>
            <text:list-item>
              <text:p text:style-name="P38">Data Injection</text:p>
            </text:list-item>
            <text:list-item>
              <text:p text:style-name="P147"><text:span text:style-name="T25">Cross site scripting </text:span><text:span text:style-name="T30">( xss )</text:span></text:p>
              <text:list>
                <text:list-item>
                  <text:p text:style-name="P148"><text:span text:style-name="T30">R</text:span><text:span text:style-name="T25">eflect/Non-persistent xss</text:span></text:p>
                </text:list-item>
                <text:list-item>
                  <text:p text:style-name="P39">Stored/Persistent xss</text:p>
                </text:list-item>
              </text:list>
            </text:list-item>
            <text:list-item>
              <text:p text:style-name="P149"><text:span text:style-name="T30">C</text:span><text:span text:style-name="T25">ross-site request forgery (XSRF, CSRF) &gt; </text:span><text:span text:style-name="T31">sea surf</text:span></text:p>
            </text:list-item>
            <text:list-item>
              <text:p text:style-name="P150"><text:span text:style-name="T31">P</text:span><text:span text:style-name="T25">rivilege escalation</text:span></text:p>
            </text:list-item>
            <text:list-item>
              <text:p text:style-name="P151"><text:span text:style-name="T25">DNS poisoning </text:span><text:span text:style-name="T32">&amp; Domain hijacking</text:span></text:p>
            </text:list-item>
            <text:list-item>
              <text:p text:style-name="P152"><text:span text:style-name="T32">Z</text:span><text:span text:style-name="T25">ero-day attack</text:span><text:span text:style-name="T33">{ </text:span><text:a xlink:type="simple" xlink:href="http://cve.mitre.org/" text:style-name="Internet_20_link" text:visited-style-name="Visited_20_Internet_20_Link">http://cve.mitre.org</text:a><text:span text:style-name="T33"> }</text:span></text:p>
            </text:list-item>
            <text:list-item>
              <text:p text:style-name="P153"><text:span text:style-name="T33">R</text:span><text:span text:style-name="T25">eplay attack</text:span></text:p>
            </text:list-item>
            <text:list-item>
              <text:p text:style-name="P154"><text:span text:style-name="T25">URL hijacking </text:span><text:span text:style-name="T34">&amp; </text:span><text:span text:style-name="T35">Click-jacking</text:span><text:span text:style-name="T34"> </text:span><text:span text:style-name="T35">&amp; Session hijacking</text:span></text:p>
            </text:list-item>
            <text:list-item>
              <text:p text:style-name="P155"><text:span text:style-name="T35">D</text:span><text:span text:style-name="T25">river Manipulation </text:span><text:span text:style-name="T36">&amp; Shimming &amp; Refactoring</text:span></text:p>
            </text:list-item>
            <text:list-item>
              <text:p text:style-name="P40">Spoofing</text:p>
              <text:list>
                <text:list-item>
                  <text:p text:style-name="P156"><text:span text:style-name="T38">M</text:span><text:span text:style-name="T37">AC spoofing</text:span></text:p>
                </text:list-item>
                <text:list-item>
                  <text:p text:style-name="P41">IP address spoofing</text:p>
                </text:list-item>
              </text:list>
            </text:list-item>
          </text:list>
        </text:list-item>
      </text:list>
      <text:p text:style-name="P11"><text:tab/><text:tab/></text:p>
      <text:p text:style-name="P9"/>
      <text:p text:style-name="P9"><text:soft-page-break/></text:p>
      <text:p text:style-name="P9"/>
      <text:list xml:id="list1413460141" text:style-name="L4">
        <text:list-item>
          <text:p text:style-name="P82">Wireless attacks</text:p>
        </text:list-item>
      </text:list>
      <text:list xml:id="list1313687312" text:style-name="L5">
        <text:list-item>
          <text:list>
            <text:list-item>
              <text:p text:style-name="P42">wireless replay attack</text:p>
            </text:list-item>
            <text:list-item>
              <text:p text:style-name="P43">rogue access points and evil twins</text:p>
            </text:list-item>
            <text:list-item>
              <text:p text:style-name="P44">wireless jamming/Radio frequency (RF) jamming</text:p>
            </text:list-item>
            <text:list-item>
              <text:p text:style-name="P45">WPS- <text:span text:style-name="T48">WiFi</text:span><text:span text:style-name="T47"> protected setup</text:span> <text:span text:style-name="T45">hack</text:span></text:p>
            </text:list-item>
            <text:list-item>
              <text:p text:style-name="P46">Blue-jacking &amp; <text:span text:style-name="T46">Blue-snarfing</text:span></text:p>
            </text:list-item>
            <text:list-item>
              <text:p text:style-name="P47">RF ID(radio-frequency identification)</text:p>
            </text:list-item>
            <text:list-item>
              <text:p text:style-name="P48">Wireless Disassociation attacks [802.11]</text:p>
            </text:list-item>
            <text:list-item>
              <text:p text:style-name="P49">Cryptographic attacks <text:span text:style-name="T49">{802.11-WEP -wireless encryption protocol }</text:span></text:p>
            </text:list-item>
          </text:list>
        </text:list-item>
      </text:list>
      <text:p text:style-name="P10"><text:s/></text:p>
      <text:p text:style-name="P9"/>
      <text:p text:style-name="P5"><text:span text:style-name="T1">DAY: </text:span><text:span text:style-name="T2">3</text:span><text:span text:style-name="T7"> <text:s/><text:tab/><text:tab/><text:tab/><text:tab/><text:tab/> </text:span><text:span text:style-name="T14">Threat Actor(1.3)<text:tab/><text:tab/><text:tab/><text:tab/></text:span><text:span text:style-name="T71">2</text:span><text:span text:style-name="T72">1</text:span><text:span text:style-name="T70"> June</text:span></text:p>
      <text:list xml:id="list1210026044" text:style-name="L6">
        <text:list-item>
          <text:p text:style-name="P83">Script kiddies</text:p>
        </text:list-item>
        <text:list-item>
          <text:p text:style-name="P83">Hacktivist</text:p>
        </text:list-item>
        <text:list-item>
          <text:p text:style-name="P83">Organized crime (Professional criminals-- <text:span text:style-name="T50">motivated by money</text:span>)</text:p>
        </text:list-item>
        <text:list-item>
          <text:p text:style-name="P84">Nation states / APT<text:span text:style-name="T51">{ Advance</text:span><text:span text:style-name="T52">d</text:span><text:span text:style-name="T51"> Persistent Threat }</text:span></text:p>
        </text:list-item>
        <text:list-item>
          <text:p text:style-name="P85">Insiders</text:p>
        </text:list-item>
        <text:list-item>
          <text:p text:style-name="P86">Competitors</text:p>
        </text:list-item>
      </text:list>
      <text:p text:style-name="P9"/>
      <text:p text:style-name="P3"><text:span text:style-name="T7"><text:tab/> <text:tab/></text:span><text:span text:style-name="T22"><text:tab/><text:tab/><text:tab/><text:tab/></text:span><text:span text:style-name="T7"> </text:span><text:span text:style-name="T21">P</text:span><text:span text:style-name="T15">enetration testing</text:span><text:span text:style-name="T14">(1.</text:span><text:span text:style-name="T15">4</text:span><text:span text:style-name="T14">)</text:span></text:p>
      <text:list xml:id="list2797970706" text:style-name="L7">
        <text:list-item>
          <text:p text:style-name="P87">Gonna to exploit the vulnerability</text:p>
        </text:list-item>
        <text:list-item>
          <text:p text:style-name="P88"><text:a xlink:type="simple" xlink:href="http://nvd.nist.gov/" text:style-name="Internet_20_link" text:visited-style-name="Visited_20_Internet_20_Link">http://nvd.nist.gov</text:a></text:p>
        </text:list-item>
        <text:list-item>
          <text:p text:style-name="P89">Penetration test is exploiting new vulnerability except from known vulnerab<text:span text:style-name="T54">i</text:span>lity</text:p>
        </text:list-item>
        <text:list-item>
          <text:p text:style-name="P90">Passive reconnaissance</text:p>
        </text:list-item>
        <text:list-item>
          <text:p text:style-name="P91">Active reconnaissance</text:p>
        </text:list-item>
        <text:list-item>
          <text:p text:style-name="P92">Exploiting vulnerabilities</text:p>
        </text:list-item>
        <text:list-item>
          <text:p text:style-name="P93">Black box<text:span text:style-name="T53">( blind test )</text:span>, White box <text:span text:style-name="T53">( full disclosure <text:s/>)</text:span>, Grey box<text:span text:style-name="T54">( combination </text:span><text:span text:style-name="T55">of both </text:span><text:span text:style-name="T54">)</text:span></text:p>
        </text:list-item>
        <text:list-item>
          <text:p text:style-name="P94"><text:span text:style-name="T56">M</text:span>etasploit </text:p>
          <text:p text:style-name="P93"/>
        </text:list-item>
      </text:list>
      <text:p text:style-name="P30"><text:tab/></text:p>
      <text:p text:style-name="P6"><text:span text:style-name="T7"><text:tab/> <text:s/><text:tab/></text:span><text:span text:style-name="T22"><text:tab/><text:tab/><text:tab/><text:tab/></text:span><text:span text:style-name="T7"> </text:span><text:span text:style-name="T23">Vulnerability Scanning</text:span><text:span text:style-name="T14">(1.</text:span><text:span text:style-name="T16">5</text:span><text:span text:style-name="T14">)</text:span></text:p>
      <text:list xml:id="list2724374717" text:style-name="L8">
        <text:list-item>
          <text:p text:style-name="P50"><text:span text:style-name="T7">N</text:span><text:span text:style-name="T6">ikto</text:span></text:p>
        </text:list-item>
        <text:list-item>
          <text:p text:style-name="P36">http://nvd.nist.gov</text:p>
        </text:list-item>
      </text:list>
      <text:p text:style-name="P9"/>
      <text:p text:style-name="P31"/>
      <text:p text:style-name="P4"><text:span text:style-name="T7"><text:tab/> <text:s/><text:tab/></text:span><text:span text:style-name="T22"><text:tab/><text:tab/><text:tab/><text:tab/></text:span><text:span text:style-name="T7"> </text:span><text:span text:style-name="T23">Vulnerability </text:span><text:span text:style-name="T24">Type</text:span><text:span text:style-name="T14">(1.</text:span><text:span text:style-name="T17">6</text:span><text:span text:style-name="T14">)</text:span></text:p>
      <text:list xml:id="list4184392791" text:style-name="L9">
        <text:list-item>
          <text:p text:style-name="P95">Race condition</text:p>
        </text:list-item>
        <text:list-item>
          <text:p text:style-name="P96">End-of-life vulnerabilities<text:span text:style-name="T57">( without vendor support )</text:span></text:p>
        </text:list-item>
        <text:list-item>
          <text:p text:style-name="P96"><text:span text:style-name="T58">Embedded system vulnerabilities </text:span><text:span text:style-name="T60">{eg: home router firmware software </text:span><text:span text:style-name="T61">never upgraded </text:span><text:span text:style-name="T60">}</text:span></text:p>
        </text:list-item>
        <text:list-item>
          <text:p text:style-name="P97">Improper input handling<text:span text:style-name="T59">{ eg: sql injection ….}</text:span></text:p>
        </text:list-item>
        <text:list-item>
          <text:p text:style-name="P98">Improper error handling <text:span text:style-name="T62">{ excessive info about system &gt;&gt; </text:span><text:span text:style-name="T63">to user </text:span><text:span text:style-name="T62">}</text:span></text:p>
        </text:list-item>
        <text:list-item>
          <text:p text:style-name="P99">Misconfiguration / Weak configuration</text:p>
        </text:list-item>
        <text:list-item>
          <text:p text:style-name="P100">Default configuration <text:span text:style-name="T64">{ default password }</text:span></text:p>
        </text:list-item>
        <text:list-item>
          <text:p text:style-name="P101">Untrained users</text:p>
        </text:list-item>
        <text:list-item>
          <text:p text:style-name="P102">Improperly configured accounts <text:span text:style-name="T65">{ excess privileges }</text:span></text:p>
        </text:list-item>
        <text:list-item>
          <text:p text:style-name="P103">Vulnerable business processes</text:p>
        </text:list-item>
        <text:list-item>
          <text:p text:style-name="P104">Weak cipher suites <text:span text:style-name="T66">( encryption protocol, length of the encryption key, hash ){ TLS }</text:span></text:p>
        </text:list-item>
        <text:list-item>
          <text:p text:style-name="P105"><text:soft-page-break/>Memory/buffer vulnerabilities<text:span text:style-name="T67">( Memory leak, Integer overflow, Buffer overflow, </text:span><text:span text:style-name="T68">Null pointer deference, DLL injection</text:span><text:span text:style-name="T67"> )</text:span></text:p>
        </text:list-item>
        <text:list-item>
          <text:p text:style-name="P106">System sprawl/undocumented assets</text:p>
        </text:list-item>
        <text:list-item>
          <text:p text:style-name="P107">Architecture/design weaknesses</text:p>
        </text:list-item>
        <text:list-item>
          <text:p text:style-name="P108">New threats/Zero day attack</text:p>
        </text:list-item>
        <text:list-item>
          <text:p text:style-name="P109">Improper certificate and key management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7">Technologies<text:span text:style-name="T6"> </text:span>and<text:span text:style-name="T6"> </text:span>Tools<text:span text:style-name="T6"> #22%</text:span></text:p>
      <text:p text:style-name="P8"/>
      <text:p text:style-name="P8">DAY: <text:span text:style-name="T73">4</text:span><text:span text:style-name="T6"> <text:s text:c="52"/></text:span><text:span text:style-name="T18">Technologies</text:span><text:span text:style-name="T13"><text:tab/><text:tab/><text:tab/><text:tab/></text:span><text:span text:style-name="T72">22</text:span><text:span text:style-name="T70"> June</text:span></text:p>
      <text:p text:style-name="P157"/>
      <text:p text:style-name="P144">Firewall <text:span text:style-name="T3">(</text:span><text:span text:style-name="T4">2</text:span><text:span text:style-name="T3">.</text:span><text:span text:style-name="T4">1</text:span><text:span text:style-name="T3">)</text:span><text:span text:style-name="T96"><text:tab/></text:span></text:p>
      <text:p text:style-name="P18"/>
      <text:list xml:id="list4153517677" text:style-name="L10">
        <text:list-item>
          <text:p text:style-name="P51"><text:span text:style-name="T9">T</text:span><text:span text:style-name="T6">he universal security control</text:span></text:p>
        </text:list-item>
        <text:list-item>
          <text:p text:style-name="P52"><text:span text:style-name="T6">Network-based firewall – OSI layer 4 (TCP/UDP) – </text:span><text:span text:style-name="T10">Filter traffic by port numbers</text:span></text:p>
        </text:list-item>
        <text:list-item>
          <text:p text:style-name="P37">Most firewall can be layer 3 device </text:p>
        </text:list-item>
      </text:list>
      <text:p text:style-name="P9"/>
      <text:list xml:id="list2173846405" text:style-name="L11">
        <text:list-item>
          <text:p text:style-name="P110">Stateless firewall</text:p>
        </text:list-item>
      </text:list>
      <text:list xml:id="list2042160945" text:style-name="L12">
        <text:list-item>
          <text:p text:style-name="P158"><text:span text:style-name="T29">D</text:span><text:span text:style-name="T25">oes not keep track of traffic flows/sessions</text:span></text:p>
        </text:list-item>
      </text:list>
      <text:p text:style-name="P9"/>
      <text:list xml:id="list3633038853" text:style-name="L13">
        <text:list-item>
          <text:p text:style-name="P111"><text:span text:style-name="T76">State-full</text:span> firewall</text:p>
        </text:list-item>
      </text:list>
      <text:list xml:id="list1662826250" text:style-name="L14">
        <text:list-item>
          <text:p text:style-name="P159"><text:span text:style-name="T43">State-full</text:span><text:span text:style-name="T25"> firewall remember the state of the session </text:span></text:p>
        </text:list-item>
        <text:list-item>
          <text:p text:style-name="P112">it has ACL table and Session table</text:p>
        </text:list-item>
      </text:list>
      <text:p text:style-name="P9"><text:tab/><text:tab/></text:p>
      <text:list xml:id="list240700676" text:style-name="L15">
        <text:list-item>
          <text:p text:style-name="P160"><text:span text:style-name="T29">A</text:span><text:span text:style-name="T25">pplication layer gateway</text:span></text:p>
        </text:list-item>
      </text:list>
      <text:list xml:id="list1994497226" text:style-name="L16">
        <text:list-item>
          <text:p text:style-name="P114">OSI Application layer security</text:p>
        </text:list-item>
      </text:list>
      <text:p text:style-name="P9"/>
      <text:list xml:id="list2409936250" text:style-name="L17">
        <text:list-item>
          <text:p text:style-name="P115">Intrusion prevention systems</text:p>
        </text:list-item>
        <text:list-item>
          <text:p text:style-name="P116">Host-based firewalls</text:p>
        </text:list-item>
      </text:list>
      <text:p text:style-name="P9"/>
      <text:list xml:id="list3218647675" text:style-name="L18">
        <text:list-item>
          <text:p text:style-name="P117">Firewalls rules</text:p>
        </text:list-item>
        <text:list-item>
          <text:p text:style-name="P117">Access control lists</text:p>
        </text:list-item>
        <text:list-item>
          <text:p text:style-name="P117">A logical path – top to bottom </text:p>
        </text:list-item>
      </text:list>
      <text:p text:style-name="P9"/>
      <text:p text:style-name="P9"/>
      <text:p text:style-name="P19">Virtual Private Network<text:span text:style-name="T77">( VPN )</text:span></text:p>
      <text:p text:style-name="P19"/>
      <text:list xml:id="list1256500257" text:style-name="L19">
        <text:list-item>
          <text:p text:style-name="P118">Encrypted data traversing a public network</text:p>
        </text:list-item>
        <text:list-item>
          <text:p text:style-name="P119">Concentrator (encryption/decryption access device)</text:p>
        </text:list-item>
        <text:list-item>
          <text:p text:style-name="P120">Remote access VPN</text:p>
        </text:list-item>
        <text:list-item>
          <text:p text:style-name="P121">SSL VPN &gt;&gt;&gt; SSL/TLS protocol (tcp/443)</text:p>
        </text:list-item>
        <text:list-item>
          <text:p text:style-name="P122">Full tunnel --- <text:span text:style-name="T78">third party site visit also done via vpn</text:span></text:p>
        </text:list-item>
        <text:list-item>
          <text:p text:style-name="P122">Split tunnel --- <text:span text:style-name="T78">only corporate network traffic flow through vpn expect that data normal flow</text:span></text:p>
        </text:list-item>
        <text:list-item>
          <text:p text:style-name="P123">Site-to-Site VPN</text:p>
        </text:list-item>
        <text:list-item>
          <text:p text:style-name="P124">IPSec (Internet Protocol Security) &gt;&gt; <text:span text:style-name="T79">confidentiality/integrity </text:span></text:p>
        </text:list-item>
      </text:list>
      <text:list xml:id="list3194156216" text:style-name="L20">
        <text:list-item>
          <text:list>
            <text:list-item>
              <text:p text:style-name="P125">IPSec protocol</text:p>
            </text:list-item>
            <text:list-item>
              <text:p text:style-name="P125">Authentication header(AH)</text:p>
            </text:list-item>
            <text:list-item>
              <text:p text:style-name="P125">Encapsulation Security Payload(ESP)</text:p>
            </text:list-item>
          </text:list>
        </text:list-item>
      </text:list>
      <text:p text:style-name="P9"/>
      <text:p text:style-name="P9"/>
      <text:p text:style-name="P20">Network <text:span text:style-name="T80">Intrusion Detection System/ Network Intrusion Prevention system </text:span><text:span text:style-name="T77">( </text:span><text:span text:style-name="T80">NIDS &amp; NIPS</text:span><text:span text:style-name="T77"> )</text:span></text:p>
      <text:p text:style-name="P23"/>
      <text:list xml:id="list1933117881" text:style-name="L21">
        <text:list-item>
          <text:p text:style-name="P126">Detection – Alarm or Alert</text:p>
        </text:list-item>
        <text:list-item>
          <text:p text:style-name="P126">Prevention – Stop it before it gets into network</text:p>
          <text:p text:style-name="P126"/>
        </text:list-item>
      </text:list>
      <text:list xml:id="list2897704318" text:style-name="L22">
        <text:list-item>
          <text:p text:style-name="P127"><text:soft-page-break/>Passive monitor</text:p>
        </text:list-item>
        <text:list-item>
          <text:p text:style-name="P128">Inline monitoring</text:p>
        </text:list-item>
      </text:list>
      <text:p text:style-name="P15"/>
      <text:list xml:id="list2009416021" text:style-name="L23">
        <text:list-item>
          <text:p text:style-name="P129">IPS Rules</text:p>
        </text:list-item>
        <text:list-item>
          <text:p text:style-name="P130">false positive / false negative </text:p>
        </text:list-item>
      </text:list>
      <text:p text:style-name="P9"/>
      <text:p text:style-name="P9"/>
      <text:p text:style-name="P21"><text:s/><text:span text:style-name="T81">Routers and Switch security</text:span><text:span text:style-name="T77">( <text:s/>)</text:span></text:p>
      <text:p text:style-name="P24"/>
      <text:list xml:id="list1512479427" text:style-name="L24">
        <text:list-item>
          <text:p text:style-name="P53">Access Control Lists (ACLs)</text:p>
        </text:list-item>
        <text:list-item>
          <text:p text:style-name="P54">Spanning tree protocols</text:p>
        </text:list-item>
      </text:list>
      <text:p text:style-name="P12"/>
      <text:p text:style-name="P22">P<text:span text:style-name="T82">roxies</text:span></text:p>
      <text:list xml:id="list2706924524" text:style-name="L25">
        <text:list-item>
          <text:p text:style-name="P131">NAT</text:p>
        </text:list-item>
        <text:list-item>
          <text:p text:style-name="P131">explicit proxy – user configure in their system browser</text:p>
        </text:list-item>
        <text:list-item>
          <text:p text:style-name="P131">invisible – some separate device sit in the middle of the traffic may be a proxy server</text:p>
        </text:list-item>
        <text:list-item>
          <text:p text:style-name="P132">Forward proxy</text:p>
        </text:list-item>
        <text:list-item>
          <text:p text:style-name="P132">Reverse proxy</text:p>
        </text:list-item>
        <text:list-item>
          <text:p text:style-name="P133">Open proxy – third party proxy</text:p>
        </text:list-item>
      </text:list>
      <text:p text:style-name="P9"/>
      <text:p text:style-name="P138">Load Balancer </text:p>
      <text:list xml:id="list459728004" text:style-name="L26">
        <text:list-item>
          <text:p text:style-name="P134">Configurable load</text:p>
        </text:list-item>
        <text:list-item>
          <text:p text:style-name="P134">TCP offload</text:p>
        </text:list-item>
        <text:list-item>
          <text:p text:style-name="P134">SSL offload</text:p>
        </text:list-item>
        <text:list-item>
          <text:p text:style-name="P134">Caching</text:p>
        </text:list-item>
        <text:list-item>
          <text:p text:style-name="P134">Prioritization</text:p>
        </text:list-item>
        <text:list-item>
          <text:p text:style-name="P134">Content Switching</text:p>
        </text:list-item>
      </text:list>
      <text:p text:style-name="P9"/>
      <text:list xml:id="list946956362" text:style-name="L27">
        <text:list-item>
          <text:p text:style-name="P135">Scheduling</text:p>
        </text:list-item>
      </text:list>
      <text:list xml:id="list2196130869" text:style-name="L28">
        <text:list-item>
          <text:p text:style-name="P161"><text:span text:style-name="T44">Round-robin</text:span><text:span text:style-name="T29"><text:tab/><text:tab/><text:tab/><text:tab/></text:span></text:p>
        </text:list-item>
      </text:list>
      <text:list xml:id="list578235544" text:style-name="L29">
        <text:list-item>
          <text:p text:style-name="P136">Active/Passive load balancing</text:p>
        </text:list-item>
      </text:list>
      <text:p text:style-name="P9"/>
      <text:p text:style-name="P25"/>
      <text:p text:style-name="P25">Wireless access point (WAP)</text:p>
      <text:p text:style-name="P26"/>
      <text:list xml:id="list2614963339" text:style-name="L30">
        <text:list-item>
          <text:p text:style-name="P55">MAC filtering</text:p>
        </text:list-item>
        <text:list-item>
          <text:p text:style-name="P55">Power level controls</text:p>
        </text:list-item>
      </text:list>
      <text:p text:style-name="P13"/>
      <text:list xml:id="list8847895" text:style-name="L31">
        <text:list-item>
          <text:p text:style-name="P56">Omnidirectional antennas – <text:span text:style-name="T83">spread around all directions </text:span></text:p>
        </text:list-item>
        <text:list-item>
          <text:p text:style-name="P56">Directional antennas – <text:span text:style-name="T83">longer distance</text:span></text:p>
        </text:list-item>
      </text:list>
      <text:list xml:id="list2315178720" text:style-name="L32">
        <text:list-item>
          <text:p text:style-name="P57">Yagi antennas</text:p>
        </text:list-item>
        <text:list-item>
          <text:p text:style-name="P57">Parabolic antennas</text:p>
        </text:list-item>
      </text:list>
      <text:list xml:id="list2950847715" text:style-name="L33">
        <text:list-item>
          <text:p text:style-name="P58">Wireless LAN controllers – management of wap</text:p>
        </text:list-item>
      </text:list>
      <text:p text:style-name="P59"/>
      <text:p text:style-name="P59"/>
      <text:p text:style-name="P139"><text:span text:style-name="T84">SIEM</text:span></text:p>
      <text:p text:style-name="P139"/>
      <text:list xml:id="list3923224020" text:style-name="L34">
        <text:list-item>
          <text:p text:style-name="P60">Security Information and Event Management</text:p>
        </text:list-item>
        <text:list-item>
          <text:p text:style-name="P61">Security alerts</text:p>
        </text:list-item>
        <text:list-item>
          <text:p text:style-name="P61"><text:soft-page-break/>Log aggregation – <text:span text:style-name="T87">centralized </text:span><text:span text:style-name="T88">storage</text:span></text:p>
        </text:list-item>
        <text:list-item>
          <text:p text:style-name="P61">Data correlation</text:p>
        </text:list-item>
        <text:list-item>
          <text:p text:style-name="P62">Forensic analysis</text:p>
        </text:list-item>
        <text:list-item>
          <text:p text:style-name="P63">Time synchronization(NTP) – <text:span text:style-name="T86">important to be in same timestamp in a network devices </text:span></text:p>
        </text:list-item>
        <text:list-item>
          <text:p text:style-name="P64">Syslog – <text:span text:style-name="T85">irrespective to device (like computer, laptop, mobile standard log mechanism )</text:span></text:p>
        </text:list-item>
        <text:list-item>
          <text:p text:style-name="P65">Event de-duplication – <text:span text:style-name="T89">instead of reporting every duplicate event report once with more info</text:span></text:p>
        </text:list-item>
        <text:list-item>
          <text:p text:style-name="P67">Automated alerting and triggers</text:p>
        </text:list-item>
      </text:list>
      <text:p text:style-name="P66"/>
      <text:p text:style-name="P66"/>
      <text:p text:style-name="P140"><text:span text:style-name="T90">Data Loss Prevention( DLP )</text:span></text:p>
      <text:list xml:id="list2827816112" text:style-name="L35">
        <text:list-item>
          <text:p text:style-name="P68">On your computer</text:p>
        </text:list-item>
        <text:list-item>
          <text:p text:style-name="P68">On your network</text:p>
        </text:list-item>
        <text:list-item>
          <text:p text:style-name="P68">On your server</text:p>
        </text:list-item>
        <text:list-item>
          <text:p text:style-name="P68">USB blocking</text:p>
        </text:list-item>
        <text:list-item>
          <text:p text:style-name="P69">Cloud-based DLP</text:p>
        </text:list-item>
        <text:list-item>
          <text:p text:style-name="P70">DLP and email</text:p>
        </text:list-item>
        <text:list-item>
          <text:p text:style-name="P71">Emailing a spreadsheet template</text:p>
        </text:list-item>
      </text:list>
      <text:p text:style-name="P72"/>
      <text:p text:style-name="P72"/>
      <text:p text:style-name="P141"><text:span text:style-name="T91">Network Access Control ()</text:span></text:p>
      <text:list xml:id="list768372229" text:style-name="L36">
        <text:list-item>
          <text:p text:style-name="P73">Posture assessment</text:p>
        </text:list-item>
        <text:list-item>
          <text:p text:style-name="P74">Health checks</text:p>
          <text:p text:style-name="P74"/>
        </text:list-item>
      </text:list>
      <text:p text:style-name="P72"/>
      <text:p text:style-name="P142"><text:span text:style-name="T92">Mail gateways</text:span></text:p>
      <text:p text:style-name="P72"/>
      <text:list xml:id="list476282332" text:style-name="L37">
        <text:list-item>
          <text:p text:style-name="P162"><text:span text:style-name="T40">Email filtering </text:span><text:span text:style-name="T41">( </text:span><text:span text:style-name="T42">Control of phishing attempts, Anti-virus, DLP</text:span><text:span text:style-name="T41">)</text:span></text:p>
        </text:list-item>
        <text:list-item>
          <text:p text:style-name="P75">Identifying spam</text:p>
        </text:list-item>
        <text:list-item>
          <text:p text:style-name="P76">Email encryption</text:p>
          <text:p text:style-name="P76"/>
        </text:list-item>
      </text:list>
      <text:p text:style-name="P72"/>
      <text:p text:style-name="P143"><text:span text:style-name="T95">Other Security devices</text:span></text:p>
      <text:p text:style-name="P72"/>
      <text:p text:style-name="P72"/>
      <text:list xml:id="list2531669171" text:style-name="L38">
        <text:list-item>
          <text:p text:style-name="P77">SSL accelerators</text:p>
        </text:list-item>
        <text:list-item>
          <text:p text:style-name="P78">SSL/TLS <text:s/>decryption</text:p>
        </text:list-item>
        <text:list-item>
          <text:p text:style-name="P79">Trusted SSL</text:p>
        </text:list-item>
        <text:list-item>
          <text:p text:style-name="P79">SSL proxy</text:p>
        </text:list-item>
        <text:list-item>
          <text:p text:style-name="P80">Hardware Security Module(HSM)</text:p>
        </text:list-item>
        <text:list-item>
          <text:p text:style-name="P81">Media gateway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3d901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f6d80e" loext:opacity="100%" style:text-line-through-style="none" style:text-line-through-type="none" fo:font-size="24pt" fo:font-style="italic" style:text-underline-style="solid" style:text-underline-width="auto" style:text-underline-color="font-color" fo:font-weight="bold" officeooo:rsid="0013d901" officeooo:paragraph-rsid="0013d901" style:font-size-asian="24pt" style:font-style-asian="italic" style:font-weight-asian="bold" style:font-size-complex="24pt" style:font-style-complex="italic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ecurity+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19T13:14:11.963605904</meta:creation-date>
    <meta:generator>LibreOffice/7.0.0.1$Linux_X86_64 LibreOffice_project/00$Build-1</meta:generator>
    <dc:date>2020-07-22T23:22:14.875388094</dc:date>
    <meta:editing-duration>PT8H44M28S</meta:editing-duration>
    <meta:editing-cycles>205</meta:editing-cycles>
    <meta:document-statistic meta:table-count="0" meta:image-count="0" meta:object-count="0" meta:page-count="6" meta:paragraph-count="190" meta:word-count="899" meta:character-count="5727" meta:non-whitespace-character-count="4930"/>
  </office:meta>
</office:document-meta>
</file>